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8年(西元1999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59994.8855555556" calcext:value-type="float">
            <text:p><text:s/>59,995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9994.8855555556" calcext:value-type="float">
            <text:p><text:s/>59,995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7126929.9833333" calcext:value-type="float">
            <text:p><text:s/>27,126,930 <text:s/></text:p>
          </table:table-cell>
          <table:table-cell table:style-name="ce42" office:value-type="float" office:value="4186157.02666667" calcext:value-type="float">
            <text:p><text:s/>4,186,157 <text:s/></text:p>
          </table:table-cell>
          <table:table-cell table:style-name="ce42" office:value-type="float" office:value="19509259.8788889" calcext:value-type="float">
            <text:p><text:s/>19,509,260 <text:s/></text:p>
          </table:table-cell>
          <table:table-cell table:style-name="ce42" office:value-type="float" office:value="34242.5111111111" calcext:value-type="float">
            <text:p><text:s/>34,243 <text:s/></text:p>
          </table:table-cell>
          <table:table-cell table:style-name="ce42" office:value-type="float" office:value="3230678.34444444" calcext:value-type="float">
            <text:p><text:s/>3,230,67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6592.222222222" calcext:value-type="float">
            <text:p><text:s/>166,59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471.55555555556" calcext:value-type="float">
            <text:p><text:s/>1,4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71.55555555556" calcext:value-type="float">
            <text:p><text:s/>1,47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249358.17214935" calcext:value-type="float">
            <text:p><text:s/>1,249,358 <text:s/></text:p>
          </table:table-cell>
          <table:table-cell table:style-name="ce42" office:value-type="float" office:value="104244.931111111" calcext:value-type="float">
            <text:p><text:s/>104,245 <text:s/></text:p>
          </table:table-cell>
          <table:table-cell table:style-name="ce42" office:value-type="float" office:value="984893.173786341" calcext:value-type="float">
            <text:p><text:s/>984,8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9558.845029676" calcext:value-type="float">
            <text:p><text:s/>169,55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9338.77777777778" calcext:value-type="float">
            <text:p><text:s/>-9,33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5936095.141184" calcext:value-type="float">
            <text:p><text:s/>25,936,095 <text:s/></text:p>
          </table:table-cell>
          <table:table-cell table:style-name="ce43" office:value-type="float" office:value="4081912.09555556" calcext:value-type="float">
            <text:p><text:s/>4,081,912 <text:s/></text:p>
          </table:table-cell>
          <table:table-cell table:style-name="ce43" office:value-type="float" office:value="18584361.5906581" calcext:value-type="float">
            <text:p><text:s/>18,584,362 <text:s/></text:p>
          </table:table-cell>
          <table:table-cell table:style-name="ce43" office:value-type="float" office:value="34242.5111111111" calcext:value-type="float">
            <text:p><text:s/>34,243 <text:s/></text:p>
          </table:table-cell>
          <table:table-cell table:style-name="ce43" office:value-type="float" office:value="3061119.49941477" calcext:value-type="float">
            <text:p><text:s/>3,061,119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74459.444444444" calcext:value-type="float">
            <text:p><text:s/>174,45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634439.819688889" calcext:value-type="float">
            <text:p><text:s/>634,440 <text:s/></text:p>
          </table:table-cell>
          <table:table-cell table:style-name="ce43" office:value-type="float" office:value="475709.504444445" calcext:value-type="float">
            <text:p><text:s/>475,710 <text:s/></text:p>
          </table:table-cell>
          <table:table-cell table:style-name="ce43" office:value-type="float" office:value="185041.783333333" calcext:value-type="float">
            <text:p><text:s/>185,04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-26311.4680888888" calcext:value-type="float">
            <text:p><text:s/>-26,31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4749643.2849429" calcext:value-type="float">
            <text:p><text:s/>24,749,643 <text:s/></text:p>
          </table:table-cell>
          <table:table-cell table:style-name="ce42" office:value-type="float" office:value="3606202.59111111" calcext:value-type="float">
            <text:p><text:s/>3,606,203 <text:s/></text:p>
          </table:table-cell>
          <table:table-cell table:style-name="ce42" office:value-type="float" office:value="14734043.2852171" calcext:value-type="float">
            <text:p><text:s/>14,734,0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61119.49941477" calcext:value-type="float">
            <text:p><text:s/>3,061,11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15078.64586667" calcext:value-type="float">
            <text:p><text:s/>2,815,07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252973.23555556" calcext:value-type="float">
            <text:p><text:s/>4,252,973 <text:s/></text:p>
          </table:table-cell>
          <table:table-cell table:style-name="ce42" office:value-type="float" office:value="3606202.59111111" calcext:value-type="float">
            <text:p><text:s/>3,606,203 <text:s/></text:p>
          </table:table-cell>
          <table:table-cell table:style-name="ce42" office:value-type="float" office:value="646770.644444444" calcext:value-type="float">
            <text:p><text:s/>646,7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3507348.15491111" calcext:value-type="float">
            <text:p><text:s/>3,507,3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92269.509044444" calcext:value-type="float">
            <text:p><text:s/>692,2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15078.64586667" calcext:value-type="float">
            <text:p><text:s/>2,815,07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3795664.9222951" calcext:value-type="float">
            <text:p><text:s/>13,795,6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734545.4228803" calcext:value-type="float">
            <text:p><text:s/>10,734,5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61119.49941477" calcext:value-type="float">
            <text:p><text:s/>3,061,1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13204.871111111" calcext:value-type="float">
            <text:p><text:s/>113,2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204.871111111" calcext:value-type="float">
            <text:p><text:s/>113,2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080452.10107007" calcext:value-type="float">
            <text:p><text:s/>3,080,45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547252.83773673" calcext:value-type="float">
            <text:p><text:s/>2,547,25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423790.51977778" calcext:value-type="float">
            <text:p><text:s/>5,423,7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230307.11111111" calcext:value-type="float">
            <text:p><text:s/>3,230,3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423790.51977778" calcext:value-type="float">
            <text:p><text:s/>5,423,7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230307.11111111" calcext:value-type="float">
            <text:p><text:s/>3,230,3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862081.852333333" calcext:value-type="float">
            <text:p><text:s/>862,08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24405.279666667" calcext:value-type="float">
            <text:p><text:s/>424,40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37676.572666667" calcext:value-type="float">
            <text:p><text:s/>437,67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6212.6708666667" calcext:value-type="float">
            <text:p><text:s/>26,21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2260.24586666667" calcext:value-type="float">
            <text:p><text:s/>2,260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087508.03312993" calcext:value-type="float">
            <text:p><text:s/>5,087,50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665276.52210771" calcext:value-type="float">
            <text:p><text:s/>3,665,277 <text:s/></text:p>
          </table:table-cell>
          <table:table-cell table:style-name="ce44" office:value-type="float" office:value="34242.5111111111" calcext:value-type="float">
            <text:p><text:s/>34,243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613739.131911111" calcext:value-type="float">
            <text:p><text:s/>613,73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863109.74424105" calcext:value-type="float">
            <text:p><text:s/>4,863,11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665276.52210771" calcext:value-type="float">
            <text:p><text:s/>3,665,277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423583.354133333" calcext:value-type="float">
            <text:p><text:s/>423,58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4862204.64757438" calcext:value-type="float">
            <text:p><text:s/>4,862,2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64371.42544104" calcext:value-type="float">
            <text:p><text:s/>3,664,3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3583.354133333" calcext:value-type="float">
            <text:p><text:s/>423,58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6172.2156631325" calcext:value-type="float">
            <text:p><text:s/>66,1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6172.2156631325" calcext:value-type="float">
            <text:p><text:s/>66,1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79211.509992642" calcext:value-type="float">
            <text:p><text:s/>379,2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9211.509992642" calcext:value-type="float">
            <text:p><text:s/>379,2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658373.15224482" calcext:value-type="float">
            <text:p><text:s/>1,658,3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58373.15224482" calcext:value-type="float">
            <text:p><text:s/>1,658,3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925755.175420949" calcext:value-type="float">
            <text:p><text:s/>925,7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5755.175420949" calcext:value-type="float">
            <text:p><text:s/>925,7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0792.9244444444" calcext:value-type="float">
            <text:p>( 20,793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0792.9244444444" calcext:value-type="float">
            <text:p>( 20,79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904962.250976505" calcext:value-type="float">
            <text:p>( 904,962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904962.250976505" calcext:value-type="float">
            <text:p>( 904,96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94874.365269351" calcext:value-type="float">
            <text:p><text:s/>394,8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4874.365269351" calcext:value-type="float">
            <text:p><text:s/>394,8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337743.611554515" calcext:value-type="float">
            <text:p><text:s/>337,7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7743.611554515" calcext:value-type="float">
            <text:p><text:s/>337,7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537824.57555556" calcext:value-type="float">
            <text:p><text:s/>1,537,8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7824.57555556" calcext:value-type="float">
            <text:p><text:s/>1,537,8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527366.57444444" calcext:value-type="float">
            <text:p><text:s/>1,527,3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27366.57444444" calcext:value-type="float">
            <text:p><text:s/>1,527,3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0458.0011111111" calcext:value-type="float">
            <text:p><text:s/>10,4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58.0011111111" calcext:value-type="float">
            <text:p><text:s/>10,4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197833.22213333" calcext:value-type="float">
            <text:p><text:s/>1,197,8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23583.354133333" calcext:value-type="float">
            <text:p><text:s/>423,58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197833.22213333" calcext:value-type="float">
            <text:p><text:s/>1,197,8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23583.354133333" calcext:value-type="float">
            <text:p><text:s/>423,58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2789.9719848996" calcext:value-type="float">
            <text:p><text:s/>22,7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789.9719848996" calcext:value-type="float">
            <text:p><text:s/>22,7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905.096666666667" calcext:value-type="float">
            <text:p><text:s/>9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5.096666666667" calcext:value-type="float">
            <text:p><text:s/>9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905.096666666667" calcext:value-type="float">
            <text:p><text:s/>90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905.096666666667" calcext:value-type="float">
            <text:p><text:s/>90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24398.288888889" calcext:value-type="float">
            <text:p><text:s/>224,39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242.5111111111" calcext:value-type="float">
            <text:p><text:s/>34,24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0155.777777778" calcext:value-type="float">
            <text:p><text:s/>190,1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24398.288888889" calcext:value-type="float">
            <text:p><text:s/>224,39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242.5111111111" calcext:value-type="float">
            <text:p><text:s/>34,24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0155.777777778" calcext:value-type="float">
            <text:p><text:s/>190,1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73830888.123588" calcext:value-type="float">
            <text:p><text:s/>73,830,8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921879.6573919" calcext:value-type="float">
            <text:p><text:s/>57,921,8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09008.4661961" calcext:value-type="float">
            <text:p><text:s/>15,909,0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9110688.5" calcext:value-type="float">
            <text:p><text:s/>59,110,6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079206.0338039" calcext:value-type="float">
            <text:p><text:s/>46,079,2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031482.4661961" calcext:value-type="float">
            <text:p><text:s/>13,031,4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78125.484919" calcext:value-type="float">
            <text:p><text:s/>278,1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8125.484919" calcext:value-type="float">
            <text:p><text:s/>278,1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4442074.138669" calcext:value-type="float">
            <text:p><text:s/>14,442,0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64548.138669" calcext:value-type="float">
            <text:p><text:s/>11,564,5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77526" calcext:value-type="float">
            <text:p><text:s/>2,877,5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8年(西元1999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47106" calcext:value-type="float">
            <text:p><text:s/>47,106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030712.8792947" calcext:value-type="float">
            <text:p><text:s/>49,030,713 <text:s/></text:p>
          </table:table-cell>
          <table:table-cell table:style-name="ce42" office:value-type="float" office:value="40454116" calcext:value-type="float">
            <text:p><text:s/>40,454,11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3918.36814" calcext:value-type="float">
            <text:p><text:s/>1,173,91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16907.63903654" calcext:value-type="float">
            <text:p><text:s/>2,516,9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7612.10963" calcext:value-type="float">
            <text:p><text:s/>87,61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95481.46666667" calcext:value-type="float">
            <text:p><text:s/>4,395,4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68854.22222222" calcext:value-type="float">
            <text:p><text:s/>1,868,85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651254.185351112" calcext:value-type="float">
            <text:p><text:s/>-651,254 <text:s/></text:p>
          </table:table-cell>
          <table:table-cell table:style-name="ce42" office:value-type="float" office:value="-600518" calcext:value-type="float">
            <text:p><text:s/>-600,5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943.9453155555" calcext:value-type="float">
            <text:p><text:s/>18,94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0947829.7367204" calcext:value-type="float">
            <text:p><text:s/>40,947,830 <text:s/></text:p>
          </table:table-cell>
          <table:table-cell table:style-name="ce43" office:value-type="float" office:value="41101740" calcext:value-type="float">
            <text:p><text:s/>41,101,74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67362.31319444" calcext:value-type="float">
            <text:p><text:s/>1,067,3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52928.22576778" calcext:value-type="float">
            <text:p><text:s/>3,152,9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87.04799" calcext:value-type="float">
            <text:p><text:s/>7,28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.0000000000070305" calcext:value-type="float">
            <text:p><text:s/>0 <text:s/></text:p>
          </table:table-cell>
          <table:table-cell table:style-name="ce43" office:value-type="float" office:value="0.0000000000107" calcext:value-type="float">
            <text:p><text:s/>0 <text:s/></text:p>
          </table:table-cell>
          <table:table-cell table:style-name="ce43" office:value-type="float" office:value="0.00000000000028" calcext:value-type="float">
            <text:p><text:s/>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2280.666666667" calcext:value-type="float">
            <text:p><text:s/>122,281 <text:s/></text:p>
          </table:table-cell>
          <table:table-cell table:style-name="ce42" office:value-type="float" office:value="338505.23" calcext:value-type="float">
            <text:p><text:s/>338,505 <text:s/></text:p>
          </table:table-cell>
          <table:table-cell table:style-name="ce42" office:value-type="float" office:value="72413.3666666667" calcext:value-type="float">
            <text:p><text:s/>72,413 <text:s/></text:p>
          </table:table-cell>
          <table:table-cell table:style-name="ce42" office:value-type="float" office:value="48647891.1309268" calcext:value-type="float">
            <text:p><text:s/>48,647,891 <text:s/></text:p>
          </table:table-cell>
          <table:table-cell table:style-name="ce42" office:value-type="float" office:value="41101740" calcext:value-type="float">
            <text:p><text:s/>41,101,7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1101740" calcext:value-type="float">
            <text:p><text:s/>41,101,7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34478.93333333" calcext:value-type="float">
            <text:p><text:s/>6,634,4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99.2" calcext:value-type="float">
            <text:p><text:s/>4,09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22280.666666667" calcext:value-type="float">
            <text:p><text:s/>122,281 <text:s/></text:p>
          </table:table-cell>
          <table:table-cell table:style-name="ce43" office:value-type="float" office:value="338505.23" calcext:value-type="float">
            <text:p><text:s/>338,505 <text:s/></text:p>
          </table:table-cell>
          <table:table-cell table:style-name="ce43" office:value-type="float" office:value="72413.3666666667" calcext:value-type="float">
            <text:p><text:s/>72,413 <text:s/></text:p>
          </table:table-cell>
          <table:table-cell table:style-name="ce43" office:value-type="float" office:value="907572.997593425" calcext:value-type="float">
            <text:p><text:s/>907,57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98780.4" calcext:value-type="float">
            <text:p><text:s/>898,780 <text:s/></text:p>
          </table:table-cell>
          <table:table-cell table:style-name="ce42" office:value-type="float" office:value="1127308.72333333" calcext:value-type="float">
            <text:p><text:s/>1,127,309 <text:s/></text:p>
          </table:table-cell>
          <table:table-cell table:style-name="ce42" office:value-type="float" office:value="167394.285333333" calcext:value-type="float">
            <text:p><text:s/>167,394 <text:s/></text:p>
          </table:table-cell>
          <table:table-cell table:style-name="ce42" office:value-type="float" office:value="44334653.8339844" calcext:value-type="float">
            <text:p><text:s/>44,334,65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0740" calcext:value-type="float">
            <text:p><text:s/>1,450,740 <text:s/></text:p>
          </table:table-cell>
          <table:table-cell table:style-name="ce42" office:value-type="float" office:value="1063774.97954" calcext:value-type="float">
            <text:p><text:s/>1,063,77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98780.4" calcext:value-type="float">
            <text:p><text:s/>898,780 <text:s/></text:p>
          </table:table-cell>
          <table:table-cell table:style-name="ce42" office:value-type="float" office:value="1127308.72333333" calcext:value-type="float">
            <text:p><text:s/>1,127,309 <text:s/></text:p>
          </table:table-cell>
          <table:table-cell table:style-name="ce42" office:value-type="float" office:value="167394.285333333" calcext:value-type="float">
            <text:p><text:s/>167,394 <text:s/></text:p>
          </table:table-cell>
          <table:table-cell table:style-name="ce42" office:value-type="float" office:value="42764928.6203791" calcext:value-type="float">
            <text:p><text:s/>42,764,92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0740" calcext:value-type="float">
            <text:p><text:s/>1,450,740 <text:s/></text:p>
          </table:table-cell>
          <table:table-cell table:style-name="ce42" office:value-type="float" office:value="1018886.431268" calcext:value-type="float">
            <text:p><text:s/>1,018,88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69725.21360533" calcext:value-type="float">
            <text:p><text:s/>1,569,72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4888.548272" calcext:value-type="float">
            <text:p><text:s/>44,88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72582.8" calcext:value-type="float">
            <text:p><text:s/>272,583 <text:s/></text:p>
          </table:table-cell>
          <table:table-cell table:style-name="ce42" office:value-type="float" office:value="543921.410666667" calcext:value-type="float">
            <text:p><text:s/>543,921 <text:s/></text:p>
          </table:table-cell>
          <table:table-cell table:style-name="ce42" office:value-type="float" office:value="45577.6416666667" calcext:value-type="float">
            <text:p><text:s/>45,578 <text:s/></text:p>
          </table:table-cell>
          <table:table-cell table:style-name="ce42" office:value-type="float" office:value="2226680.11463075" calcext:value-type="float">
            <text:p><text:s/>2,226,6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0740" calcext:value-type="float">
            <text:p><text:s/>1,450,740 <text:s/></text:p>
          </table:table-cell>
          <table:table-cell table:style-name="ce42" office:value-type="float" office:value="17875.18099" calcext:value-type="float">
            <text:p><text:s/>17,87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9.6" calcext:value-type="float">
            <text:p><text:s/>9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64630.666666667" calcext:value-type="float">
            <text:p><text:s/>164,631 <text:s/></text:p>
          </table:table-cell>
          <table:table-cell table:style-name="ce42" office:value-type="float" office:value="214196.971333333" calcext:value-type="float">
            <text:p><text:s/>214,197 <text:s/></text:p>
          </table:table-cell>
          <table:table-cell table:style-name="ce42" office:value-type="float" office:value="45577.6416666667" calcext:value-type="float">
            <text:p><text:s/>45,578 <text:s/></text:p>
          </table:table-cell>
          <table:table-cell table:style-name="ce42" office:value-type="float" office:value="75923.4975733333" calcext:value-type="float">
            <text:p><text:s/>75,9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8.16424" calcext:value-type="float">
            <text:p><text:s/>41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107952.133333333" calcext:value-type="float">
            <text:p><text:s/>107,952 <text:s/></text:p>
          </table:table-cell>
          <table:table-cell table:style-name="ce42" office:value-type="float" office:value="329724.439333333" calcext:value-type="float">
            <text:p><text:s/>329,7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93.58103" calcext:value-type="float">
            <text:p><text:s/>1,5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93.58103" calcext:value-type="float">
            <text:p><text:s/>1,59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46399.04727075" calcext:value-type="float">
            <text:p><text:s/>2,146,39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0740" calcext:value-type="float">
            <text:p><text:s/>1,450,740 <text:s/></text:p>
          </table:table-cell>
          <table:table-cell table:style-name="ce42" office:value-type="float" office:value="14165.31363" calcext:value-type="float">
            <text:p><text:s/>14,16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.2666666666667" calcext:value-type="float">
            <text:p><text:s/>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698.12209" calcext:value-type="float">
            <text:p><text:s/>1,69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698.12209" calcext:value-type="float">
            <text:p><text:s/>1,69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192.8" calcext:value-type="float">
            <text:p><text:s/>1,193 <text:s/></text:p>
          </table:table-cell>
          <table:table-cell table:style-name="ce44" office:value-type="float" office:value="18833.2713333333" calcext:value-type="float">
            <text:p><text:s/>18,833 <text:s/></text:p>
          </table:table-cell>
          <table:table-cell table:style-name="ce44" office:value-type="float" office:value="3926.35366666667" calcext:value-type="float">
            <text:p><text:s/>3,926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02724.133333333" calcext:value-type="float">
            <text:p><text:s/>502,724 <text:s/></text:p>
          </table:table-cell>
          <table:table-cell table:style-name="ce44" office:value-type="float" office:value="226048.811333333" calcext:value-type="float">
            <text:p><text:s/>226,049 <text:s/></text:p>
          </table:table-cell>
          <table:table-cell table:style-name="ce44" office:value-type="float" office:value="45476.9233333333" calcext:value-type="float">
            <text:p><text:s/>45,477 <text:s/></text:p>
          </table:table-cell>
          <table:table-cell table:style-name="ce44" office:value-type="float" office:value="31254984.0993795" calcext:value-type="float">
            <text:p><text:s/>31,254,984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105975.06375444" calcext:value-type="float">
            <text:p><text:s/>2,105,97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02724.133333333" calcext:value-type="float">
            <text:p><text:s/>502,724 <text:s/></text:p>
          </table:table-cell>
          <table:table-cell table:style-name="ce44" office:value-type="float" office:value="226048.811333333" calcext:value-type="float">
            <text:p><text:s/>226,049 <text:s/></text:p>
          </table:table-cell>
          <table:table-cell table:style-name="ce44" office:value-type="float" office:value="45476.9233333333" calcext:value-type="float">
            <text:p><text:s/>45,477 <text:s/></text:p>
          </table:table-cell>
          <table:table-cell table:style-name="ce44" office:value-type="float" office:value="23051788.574298" calcext:value-type="float">
            <text:p><text:s/>23,051,789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105975.06375444" calcext:value-type="float">
            <text:p><text:s/>2,105,9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02724.133333333" calcext:value-type="float">
            <text:p><text:s/>502,724 <text:s/></text:p>
          </table:table-cell>
          <table:table-cell table:style-name="ce42" office:value-type="float" office:value="226048.811333333" calcext:value-type="float">
            <text:p><text:s/>226,049 <text:s/></text:p>
          </table:table-cell>
          <table:table-cell table:style-name="ce42" office:value-type="float" office:value="45476.9233333333" calcext:value-type="float">
            <text:p><text:s/>45,477 <text:s/></text:p>
          </table:table-cell>
          <table:table-cell table:style-name="ce42" office:value-type="float" office:value="7403317.10728138" calcext:value-type="float">
            <text:p><text:s/>7,403,3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4557.81896" calcext:value-type="float">
            <text:p><text:s/>404,5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037.31485" calcext:value-type="float">
            <text:p><text:s/>42,0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3.71485" calcext:value-type="float">
            <text:p><text:s/>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2933.944336576" calcext:value-type="float">
            <text:p><text:s/>512,9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62.46478" calcext:value-type="float">
            <text:p><text:s/>8,4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91159.00314901" calcext:value-type="float">
            <text:p><text:s/>1,491,1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29.51306" calcext:value-type="float">
            <text:p><text:s/>4,9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772.2258366667" calcext:value-type="float">
            <text:p><text:s/>59,7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5.15917" calcext:value-type="float">
            <text:p><text:s/>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429.4877366667" calcext:value-type="float">
            <text:p><text:s/>12,4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95.22107" calcext:value-type="float">
            <text:p><text:s/>1,3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8386.200671008" calcext:value-type="float">
            <text:p><text:s/>498,3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98.86282" calcext:value-type="float">
            <text:p><text:s/>2,0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99.04299" calcext:value-type="float">
            <text:p><text:s/>7,9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276.64299" calcext:value-type="float">
            <text:p><text:s/>5,2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41406.15795178" calcext:value-type="float">
            <text:p><text:s/>1,741,4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022.13495" calcext:value-type="float">
            <text:p><text:s/>21,0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10178.66296693" calcext:value-type="float">
            <text:p><text:s/>1,610,1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51.63621" calcext:value-type="float">
            <text:p><text:s/>4,0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332335.64520351" calcext:value-type="float">
            <text:p>( 1,332,33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051.63621" calcext:value-type="float">
            <text:p>( 4,05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77843.017763424" calcext:value-type="float">
            <text:p>( 277,843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195.5604670827" calcext:value-type="float">
            <text:p><text:s/>68,1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1.27336" calcext:value-type="float">
            <text:p><text:s/>7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031.9345177653" calcext:value-type="float">
            <text:p><text:s/>63,0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209.22538" calcext:value-type="float">
            <text:p><text:s/>16,209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3601.20783" calcext:value-type="float">
            <text:p><text:s/>213,6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19.40783" calcext:value-type="float">
            <text:p><text:s/>2,7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855.4560833333" calcext:value-type="float">
            <text:p><text:s/>50,8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05.72275" calcext:value-type="float">
            <text:p><text:s/>1,10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29455.352307778" calcext:value-type="float">
            <text:p><text:s/>329,45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0424.37453" calcext:value-type="float">
            <text:p><text:s/>20,4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2544.49741" calcext:value-type="float">
            <text:p><text:s/>652,5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2433.79741" calcext:value-type="float">
            <text:p><text:s/>62,4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4154.078692222" calcext:value-type="float">
            <text:p><text:s/>184,1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1.75647" calcext:value-type="float">
            <text:p><text:s/>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8390.418717778" calcext:value-type="float">
            <text:p><text:s/>468,3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2352.04094" calcext:value-type="float">
            <text:p><text:s/>62,3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8511.0175888889" calcext:value-type="float">
            <text:p>( 18,51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8509.1287" calcext:value-type="float">
            <text:p>( 18,509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14450.79114" calcext:value-type="float">
            <text:p>( 14,451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4450.79114" calcext:value-type="float">
            <text:p>( 14,45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02724.133333333" calcext:value-type="float">
            <text:p><text:s/>502,724 <text:s/></text:p>
          </table:table-cell>
          <table:table-cell table:style-name="ce42" office:value-type="float" office:value="226048.811333333" calcext:value-type="float">
            <text:p><text:s/>226,049 <text:s/></text:p>
          </table:table-cell>
          <table:table-cell table:style-name="ce42" office:value-type="float" office:value="45476.9233333333" calcext:value-type="float">
            <text:p><text:s/>45,477 <text:s/></text:p>
          </table:table-cell>
          <table:table-cell table:style-name="ce42" office:value-type="float" office:value="1023625.52653222" calcext:value-type="float">
            <text:p><text:s/>1,023,6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9310.96831" calcext:value-type="float">
            <text:p><text:s/>59,3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02724.133333333" calcext:value-type="float">
            <text:p><text:s/>502,724 <text:s/></text:p>
          </table:table-cell>
          <table:table-cell table:style-name="ce42" office:value-type="float" office:value="226048.811333333" calcext:value-type="float">
            <text:p><text:s/>226,049 <text:s/></text:p>
          </table:table-cell>
          <table:table-cell table:style-name="ce42" office:value-type="float" office:value="45476.9233333333" calcext:value-type="float">
            <text:p><text:s/>45,477 <text:s/></text:p>
          </table:table-cell>
          <table:table-cell table:style-name="ce42" office:value-type="float" office:value="901217.97823" calcext:value-type="float">
            <text:p><text:s/>901,2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6573.04223" calcext:value-type="float">
            <text:p><text:s/>46,5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2407.548302222" calcext:value-type="float">
            <text:p><text:s/>122,4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737.92608" calcext:value-type="float">
            <text:p><text:s/>12,7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2" calcext:value-type="float">
            <text:p>( 52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9070.423067778" calcext:value-type="float">
            <text:p><text:s/>139,0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676.34529" calcext:value-type="float">
            <text:p><text:s/>20,67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0081.5326033333" calcext:value-type="float">
            <text:p><text:s/>20,08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279.79927" calcext:value-type="float">
            <text:p><text:s/>2,2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356.263114112" calcext:value-type="float">
            <text:p><text:s/>131,3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808.73018" calcext:value-type="float">
            <text:p><text:s/>5,8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685.7199711111" calcext:value-type="float">
            <text:p><text:s/>66,6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354.60886" calcext:value-type="float">
            <text:p><text:s/>12,3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9917.34116" calcext:value-type="float">
            <text:p><text:s/>199,9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3843.74116" calcext:value-type="float">
            <text:p><text:s/>173,8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78.93333334267" calcext:value-type="float">
            <text:p><text:s/>1,8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8121.476346667" calcext:value-type="float">
            <text:p><text:s/>208,1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6.60968" calcext:value-type="float">
            <text:p><text:s/>24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263405.3766444" calcext:value-type="float">
            <text:p><text:s/>12,263,4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63.97664444445" calcext:value-type="float">
            <text:p><text:s/>8,8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0637.666666667" calcext:value-type="float">
            <text:p><text:s/>390,6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00003.8433111" calcext:value-type="float">
            <text:p><text:s/>11,400,0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63.97664444445" calcext:value-type="float">
            <text:p><text:s/>8,8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696.1333333333" calcext:value-type="float">
            <text:p><text:s/>47,69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5067.733333333" calcext:value-type="float">
            <text:p><text:s/>425,0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8531.956843333" calcext:value-type="float">
            <text:p><text:s/>728,5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.42351" calcext:value-type="float">
            <text:p><text:s/>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02.49017666667" calcext:value-type="float">
            <text:p><text:s/>2,9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.42351" calcext:value-type="float">
            <text:p><text:s/>1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25629.466666667" calcext:value-type="float">
            <text:p><text:s/>725,62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6035.253758889" calcext:value-type="float">
            <text:p><text:s/>976,0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036.96487" calcext:value-type="float">
            <text:p><text:s/>12,0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4101.740943333" calcext:value-type="float">
            <text:p><text:s/>304,1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852.00761" calcext:value-type="float">
            <text:p><text:s/>11,8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26.71300222222" calcext:value-type="float">
            <text:p><text:s/>5,0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2.79078" calcext:value-type="float">
            <text:p><text:s/>1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75.61387333333" calcext:value-type="float">
            <text:p><text:s/>7,0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68054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46.93333333333" calcext:value-type="float">
            <text:p><text:s/>1,84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41.73333333333" calcext:value-type="float">
            <text:p><text:s/>6,2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0073.048494445" calcext:value-type="float">
            <text:p><text:s/>490,0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.10405" calcext:value-type="float">
            <text:p><text:s/>20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61669.470778889" calcext:value-type="float">
            <text:p><text:s/>161,66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9.38189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680498.87977" calcext:value-type="float">
            <text:p><text:s/>1,680,499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680498.87977" calcext:value-type="float">
            <text:p><text:s/>1,680,4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03195.52508148" calcext:value-type="float">
            <text:p><text:s/>8,203,19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03195.52508148" calcext:value-type="float">
            <text:p><text:s/>8,203,19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692606.53333333" calcext:value-type="float">
            <text:p>( 4,692,60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583877.590267" calcext:value-type="float">
            <text:p><text:s/>31,583,8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617383.217" calcext:value-type="float">
            <text:p><text:s/>26,617,3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27.515081" calcext:value-type="float">
            <text:p><text:s/>11,2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55266.858186" calcext:value-type="float">
            <text:p><text:s/>4,955,2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8年(西元1999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1918.133333333" calcext:value-type="float">
            <text:p><text:s/>711,918 <text:s/></text:p>
          </table:table-cell>
          <table:table-cell table:number-columns-repeated="2" table:style-name="ce42" office:value-type="float" office:value="1543411.13333333" calcext:value-type="float">
            <text:p><text:s/>1,543,4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4075.555555556" calcext:value-type="float">
            <text:p><text:s/>544,0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92.444444444444" calcext:value-type="float">
            <text:p><text:s/>292 <text:s/></text:p>
          </table:table-cell>
          <table:table-cell table:style-name="ce42" office:value-type="float" office:value="1868561.77777778" calcext:value-type="float">
            <text:p><text:s/>1,868,5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939.5333333333" calcext:value-type="float">
            <text:p><text:s/>20,940 <text:s/></text:p>
          </table:table-cell>
          <table:table-cell table:style-name="ce42" office:value-type="float" office:value="-575963.266666667" calcext:value-type="float">
            <text:p><text:s/>-575,963 <text:s/></text:p>
          </table:table-cell>
          <table:table-cell table:style-name="ce42" office:value-type="float" office:value="-354025.003791228" calcext:value-type="float">
            <text:p><text:s/>-354,025 <text:s/></text:p>
          </table:table-cell>
          <table:table-cell table:style-name="ce42" office:value-type="float" office:value="261.666666666667" calcext:value-type="float">
            <text:p><text:s/>262 <text:s/></text:p>
          </table:table-cell>
          <table:table-cell table:style-name="ce42" office:value-type="float" office:value="-42396.948065125" calcext:value-type="float">
            <text:p><text:s/>-42,397 <text:s/></text:p>
          </table:table-cell>
          <table:table-cell table:style-name="ce42" office:value-type="float" office:value="-149912.385268208" calcext:value-type="float">
            <text:p><text:s/>-149,912 <text:s/></text:p>
          </table:table-cell>
          <table:table-cell table:style-name="ce42" office:value-type="float" office:value="345431.5" calcext:value-type="float">
            <text:p><text:s/>345,43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90978.6" calcext:value-type="float">
            <text:p><text:s/>690,979 <text:s/></text:p>
          </table:table-cell>
          <table:table-cell table:style-name="ce43" office:value-type="float" office:value="2119374.4" calcext:value-type="float">
            <text:p><text:s/>2,119,374 <text:s/></text:p>
          </table:table-cell>
          <table:table-cell table:style-name="ce43" office:value-type="float" office:value="1897436.13712456" calcext:value-type="float">
            <text:p><text:s/>1,897,436 <text:s/></text:p>
          </table:table-cell>
          <table:table-cell table:style-name="ce43" office:value-type="float" office:value="-261.666666666667" calcext:value-type="float">
            <text:p><text:s/>-262 <text:s/></text:p>
          </table:table-cell>
          <table:table-cell table:style-name="ce43" office:value-type="float" office:value="42104.5036206805" calcext:value-type="float">
            <text:p><text:s/>42,105 <text:s/></text:p>
          </table:table-cell>
          <table:table-cell table:style-name="ce43" office:value-type="float" office:value="-1174573.83695401" calcext:value-type="float">
            <text:p><text:s/>-1,174,574 <text:s/></text:p>
          </table:table-cell>
          <table:table-cell table:style-name="ce43" office:value-type="float" office:value="-345431.5" calcext:value-type="float">
            <text:p><text:s/>-345,43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9692.06666667" calcext:value-type="float">
            <text:p><text:s/>1,349,692 <text:s/></text:p>
          </table:table-cell>
          <table:table-cell table:style-name="ce42" office:value-type="float" office:value="24510.2" calcext:value-type="float">
            <text:p><text:s/>24,510 <text:s/></text:p>
          </table:table-cell>
          <table:table-cell table:style-name="ce42" office:value-type="float" office:value="2470.33712456132" calcext:value-type="float">
            <text:p><text:s/>2,470 <text:s/></text:p>
          </table:table-cell>
          <table:table-cell table:style-name="ce42" office:value-type="float" office:value="468.333333333333" calcext:value-type="float">
            <text:p><text:s/>468 <text:s/></text:p>
          </table:table-cell>
          <table:table-cell table:style-name="ce42" office:value-type="float" office:value="1989.40531817451" calcext:value-type="float">
            <text:p><text:s/>1,989 <text:s/></text:p>
          </table:table-cell>
          <table:table-cell table:style-name="ce42" office:value-type="float" office:value="38827.4835707144" calcext:value-type="float">
            <text:p><text:s/>38,8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74590" calcext:value-type="float">
            <text:p><text:s/>5,374,590 <text:s/></text:p>
          </table:table-cell>
          <table:table-cell table:style-name="ce42" office:value-type="float" office:value="6002464" calcext:value-type="float">
            <text:p><text:s/>6,002,464 <text:s/></text:p>
          </table:table-cell>
          <table:table-cell table:style-name="ce42" office:value-type="float" office:value="5383963" calcext:value-type="float">
            <text:p><text:s/>5,383,963 <text:s/></text:p>
          </table:table-cell>
          <table:table-cell table:style-name="ce42" office:value-type="float" office:value="779.166666666667" calcext:value-type="float">
            <text:p><text:s/>779 <text:s/></text:p>
          </table:table-cell>
          <table:table-cell table:style-name="ce42" office:value-type="float" office:value="87738.2350308273" calcext:value-type="float">
            <text:p><text:s/>87,738 <text:s/></text:p>
          </table:table-cell>
          <table:table-cell table:style-name="ce42" office:value-type="float" office:value="1637268.87608028" calcext:value-type="float">
            <text:p><text:s/>1,637,269 <text:s/></text:p>
          </table:table-cell>
          <table:table-cell table:style-name="ce42" office:value-type="float" office:value="380188.944444444" calcext:value-type="float">
            <text:p><text:s/>380,18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74590" calcext:value-type="float">
            <text:p><text:s/>5,374,590 <text:s/></text:p>
          </table:table-cell>
          <table:table-cell table:style-name="ce42" office:value-type="float" office:value="4538442.63066667" calcext:value-type="float">
            <text:p><text:s/>4,538,443 <text:s/></text:p>
          </table:table-cell>
          <table:table-cell table:style-name="ce42" office:value-type="float" office:value="4053684.74298757" calcext:value-type="float">
            <text:p><text:s/>4,053,685 <text:s/></text:p>
          </table:table-cell>
          <table:table-cell table:style-name="ce42" office:value-type="float" office:value="779.166666666667" calcext:value-type="float">
            <text:p><text:s/>779 <text:s/></text:p>
          </table:table-cell>
          <table:table-cell table:style-name="ce42" office:value-type="float" office:value="87738.2350308273" calcext:value-type="float">
            <text:p><text:s/>87,738 <text:s/></text:p>
          </table:table-cell>
          <table:table-cell table:style-name="ce42" office:value-type="float" office:value="1637268.87608028" calcext:value-type="float">
            <text:p><text:s/>1,637,269 <text:s/></text:p>
          </table:table-cell>
          <table:table-cell table:style-name="ce42" office:value-type="float" office:value="380188.944444444" calcext:value-type="float">
            <text:p><text:s/>380,18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64021.36933333" calcext:value-type="float">
            <text:p><text:s/>1,464,021 <text:s/></text:p>
          </table:table-cell>
          <table:table-cell table:style-name="ce43" office:value-type="float" office:value="1330278.25701243" calcext:value-type="float">
            <text:p><text:s/>1,330,27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03.4" calcext:value-type="float">
            <text:p><text:s/>2,103 <text:s/></text:p>
          </table:table-cell>
          <table:table-cell table:style-name="ce42" office:value-type="float" office:value="1988.13333333333" calcext:value-type="float">
            <text:p><text:s/>1,988 <text:s/></text:p>
          </table:table-cell>
          <table:table-cell table:style-name="ce42" office:value-type="float" office:value="0.833333333333333" calcext:value-type="float">
            <text:p><text:s/>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8.888888888889" calcext:value-type="float">
            <text:p><text:s/>929 <text:s/></text:p>
          </table:table-cell>
          <table:table-cell table:style-name="ce42" office:value-type="float" office:value="17" calcext:value-type="float">
            <text:p><text:s/>1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27.13333333333" calcext:value-type="float">
            <text:p><text:s/>2,027 <text:s/></text:p>
          </table:table-cell>
          <table:table-cell table:style-name="ce42" office:value-type="float" office:value="1911.86666666667" calcext:value-type="float">
            <text:p><text:s/>1,912 <text:s/></text:p>
          </table:table-cell>
          <table:table-cell table:style-name="ce42" office:value-type="float" office:value="0.833333333333333" calcext:value-type="float">
            <text:p><text:s/>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8.888888888889" calcext:value-type="float">
            <text:p><text:s/>929 <text:s/></text:p>
          </table:table-cell>
          <table:table-cell table:style-name="ce42" office:value-type="float" office:value="17" calcext:value-type="float">
            <text:p><text:s/>1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6.2666666666667" calcext:value-type="float">
            <text:p><text:s/>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715876.53333333" calcext:value-type="float">
            <text:p><text:s/>4,715,877 <text:s/></text:p>
          </table:table-cell>
          <table:table-cell table:style-name="ce44" office:value-type="float" office:value="8095224.8" calcext:value-type="float">
            <text:p><text:s/>8,095,225 <text:s/></text:p>
          </table:table-cell>
          <table:table-cell table:style-name="ce44" office:value-type="float" office:value="7276940.66666667" calcext:value-type="float">
            <text:p><text:s/>7,276,941 <text:s/></text:p>
          </table:table-cell>
          <table:table-cell table:style-name="ce44" office:value-type="float" office:value="48.3333333333333" calcext:value-type="float">
            <text:p><text:s/>48 <text:s/></text:p>
          </table:table-cell>
          <table:table-cell table:style-name="ce44" office:value-type="float" office:value="127853.333333333" calcext:value-type="float">
            <text:p><text:s/>127,853 <text:s/></text:p>
          </table:table-cell>
          <table:table-cell table:style-name="ce44" office:value-type="float" office:value="422938.666666667" calcext:value-type="float">
            <text:p><text:s/>422,939 <text:s/></text:p>
          </table:table-cell>
          <table:table-cell table:style-name="ce44" office:value-type="float" office:value="34740.4444444444" calcext:value-type="float">
            <text:p><text:s/>34,74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3270" calcext:value-type="float">
            <text:p><text:s/>23,270 <text:s/></text:p>
          </table:table-cell>
          <table:table-cell table:style-name="ce44" office:value-type="float" office:value="8095224.8" calcext:value-type="float">
            <text:p><text:s/>8,095,225 <text:s/></text:p>
          </table:table-cell>
          <table:table-cell table:style-name="ce44" office:value-type="float" office:value="7276940.66666667" calcext:value-type="float">
            <text:p><text:s/>7,276,941 <text:s/></text:p>
          </table:table-cell>
          <table:table-cell table:style-name="ce44" office:value-type="float" office:value="48.3333333333333" calcext:value-type="float">
            <text:p><text:s/>48 <text:s/></text:p>
          </table:table-cell>
          <table:table-cell table:style-name="ce44" office:value-type="float" office:value="127853.333333333" calcext:value-type="float">
            <text:p><text:s/>127,853 <text:s/></text:p>
          </table:table-cell>
          <table:table-cell table:style-name="ce44" office:value-type="float" office:value="422938.666666667" calcext:value-type="float">
            <text:p><text:s/>422,939 <text:s/></text:p>
          </table:table-cell>
          <table:table-cell table:style-name="ce44" office:value-type="float" office:value="34740.4444444444" calcext:value-type="float">
            <text:p><text:s/>34,7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270" calcext:value-type="float">
            <text:p><text:s/>23,270 <text:s/></text:p>
          </table:table-cell>
          <table:table-cell table:style-name="ce42" office:value-type="float" office:value="5629.86666666667" calcext:value-type="float">
            <text:p><text:s/>5,630 <text:s/></text:p>
          </table:table-cell>
          <table:table-cell table:style-name="ce42" office:value-type="float" office:value="5460.86666666667" calcext:value-type="float">
            <text:p><text:s/>5,46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40.55555555556" calcext:value-type="float">
            <text:p><text:s/>9,3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.8666666666667" calcext:value-type="float">
            <text:p><text:s/>66 <text:s/></text:p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2.833333333333" calcext:value-type="float">
            <text:p><text:s/>5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.66666666666667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4.2666666666667" calcext:value-type="float">
            <text:p><text:s/>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.7333333333333" calcext:value-type="float">
            <text:p><text:s/>93 <text:s/></text:p>
          </table:table-cell>
          <table:table-cell table:style-name="ce42" office:value-type="float" office:value="6.93333333333333" calcext:value-type="float">
            <text:p><text:s/>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.6111111111111" calcext:value-type="float">
            <text:p><text:s/>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218" calcext:value-type="float">
            <text:p><text:s/>23,218 <text:s/></text:p>
          </table:table-cell>
          <table:table-cell table:style-name="ce42" office:value-type="float" office:value="44.2" calcext:value-type="float">
            <text:p><text:s/>44 <text:s/></text:p>
          </table:table-cell>
          <table:table-cell table:style-name="ce42" office:value-type="float" office:value="41.6" calcext:value-type="float">
            <text:p><text:s/>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.666666666667" calcext:value-type="float">
            <text:p><text:s/>1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218" calcext:value-type="float">
            <text:p><text:s/>23,218 <text:s/></text:p>
          </table:table-cell>
          <table:table-cell table:style-name="ce42" office:value-type="float" office:value="44.2" calcext:value-type="float">
            <text:p><text:s/>44 <text:s/></text:p>
          </table:table-cell>
          <table:table-cell table:style-name="ce42" office:value-type="float" office:value="41.6" calcext:value-type="float">
            <text:p><text:s/>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.666666666667" calcext:value-type="float">
            <text:p><text:s/>1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4.2" calcext:value-type="float">
            <text:p>( 44 <text:s/>)</text:p>
          </table:table-cell>
          <table:table-cell table:style-name="ce45" office:value-type="float" office:value="41.6" calcext:value-type="float">
            <text:p>( 42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7.666666666667" calcext:value-type="float">
            <text:p>( 10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3218" calcext:value-type="float">
            <text:p>( 23,21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.73333333333333" calcext:value-type="float">
            <text:p><text:s/>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21.111111111111" calcext:value-type="float">
            <text:p><text:s/>3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33.0555555555556" calcext:value-type="float">
            <text:p><text:s/>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2.2777777777778" calcext:value-type="float">
            <text:p><text:s/>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0.7777777777778" calcext:value-type="float">
            <text:p><text:s/>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8" table:style-name="ce45" office:value-type="float" office:value="0" calcext:value-type="float">
            <text:p/>
          </table:table-cell>
          <table:table-cell table:style-name="ce45" office:value-type="float" office:value="1.88888888888889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" calcext:value-type="float">
            <text:p><text:s/>52 <text:s/></text:p>
          </table:table-cell>
          <table:table-cell table:style-name="ce42" office:value-type="float" office:value="110.933333333333" calcext:value-type="float">
            <text:p><text:s/>111 <text:s/></text:p>
          </table:table-cell>
          <table:table-cell table:style-name="ce42" office:value-type="float" office:value="104" calcext:value-type="float">
            <text:p><text:s/>1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86.72222222222" calcext:value-type="float">
            <text:p><text:s/>7,5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.933333333333" calcext:value-type="float">
            <text:p><text:s/>111 <text:s/></text:p>
          </table:table-cell>
          <table:table-cell table:style-name="ce42" office:value-type="float" office:value="104" calcext:value-type="float">
            <text:p><text:s/>1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37.5" calcext:value-type="float">
            <text:p><text:s/>5,7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" calcext:value-type="float">
            <text:p><text:s/>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49.22222222222" calcext:value-type="float">
            <text:p><text:s/>1,8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2" calcext:value-type="float">
            <text:p>( 5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7.9444444444444" calcext:value-type="float">
            <text:p><text:s/>18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.8" calcext:value-type="float">
            <text:p><text:s/>86 <text:s/></text:p>
          </table:table-cell>
          <table:table-cell table:style-name="ce42" office:value-type="float" office:value="84.0666666666667" calcext:value-type="float">
            <text:p><text:s/>8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.5" calcext:value-type="float">
            <text:p><text:s/>1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17.66666666667" calcext:value-type="float">
            <text:p><text:s/>5,118 <text:s/></text:p>
          </table:table-cell>
          <table:table-cell table:style-name="ce42" office:value-type="float" office:value="5113.33333333333" calcext:value-type="float">
            <text:p><text:s/>5,1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6.111111111111" calcext:value-type="float">
            <text:p><text:s/>5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7.1333333333333" calcext:value-type="float">
            <text:p><text:s/>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54826" calcext:value-type="float">
            <text:p><text:s/>8,054,826 <text:s/></text:p>
          </table:table-cell>
          <table:table-cell table:style-name="ce42" office:value-type="float" office:value="7239157.46666667" calcext:value-type="float">
            <text:p><text:s/>7,239,157 <text:s/></text:p>
          </table:table-cell>
          <table:table-cell table:style-name="ce42" office:value-type="float" office:value="48.3333333333333" calcext:value-type="float">
            <text:p><text:s/>48 <text:s/></text:p>
          </table:table-cell>
          <table:table-cell table:style-name="ce42" office:value-type="float" office:value="13124.4444444444" calcext:value-type="float">
            <text:p><text:s/>13,124 <text:s/></text:p>
          </table:table-cell>
          <table:table-cell table:style-name="ce42" office:value-type="float" office:value="377464.888888889" calcext:value-type="float">
            <text:p><text:s/>377,46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.3333333333333" calcext:value-type="float">
            <text:p><text:s/>48 <text:s/></text:p>
          </table:table-cell>
          <table:table-cell table:style-name="ce42" office:value-type="float" office:value="13124.4444444444" calcext:value-type="float">
            <text:p><text:s/>13,124 <text:s/></text:p>
          </table:table-cell>
          <table:table-cell table:style-name="ce42" office:value-type="float" office:value="377464.888888889" calcext:value-type="float">
            <text:p><text:s/>377,46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54826" calcext:value-type="float">
            <text:p><text:s/>8,054,826 <text:s/></text:p>
          </table:table-cell>
          <table:table-cell table:style-name="ce42" office:value-type="float" office:value="7239157.46666667" calcext:value-type="float">
            <text:p><text:s/>7,239,1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.93333333333333" calcext:value-type="float">
            <text:p><text:s/>7 <text:s/></text:p>
          </table:table-cell>
          <table:table-cell table:style-name="ce42" office:value-type="float" office:value="2.6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.93333333333333" calcext:value-type="float">
            <text:p><text:s/>7 <text:s/></text:p>
          </table:table-cell>
          <table:table-cell table:style-name="ce42" office:value-type="float" office:value="2.6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762" calcext:value-type="float">
            <text:p><text:s/>34,762 <text:s/></text:p>
          </table:table-cell>
          <table:table-cell table:style-name="ce42" office:value-type="float" office:value="32319.7333333333" calcext:value-type="float">
            <text:p><text:s/>32,3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728.888888889" calcext:value-type="float">
            <text:p><text:s/>114,729 <text:s/></text:p>
          </table:table-cell>
          <table:table-cell table:style-name="ce42" office:value-type="float" office:value="45473.7777777778" calcext:value-type="float">
            <text:p><text:s/>45,474 <text:s/></text:p>
          </table:table-cell>
          <table:table-cell table:style-name="ce42" office:value-type="float" office:value="25399.8888888889" calcext:value-type="float">
            <text:p><text:s/>25,4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5666.66666666667" calcext:value-type="float">
            <text:p><text:s/>5,6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61.3888888888889" calcext:value-type="float">
            <text:p><text:s/>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.73333333333333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.2" calcext:value-type="float">
            <text:p><text:s/>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551.4" calcext:value-type="float">
            <text:p><text:s/>34,551 <text:s/></text:p>
          </table:table-cell>
          <table:table-cell table:style-name="ce42" office:value-type="float" office:value="32142.0666666667" calcext:value-type="float">
            <text:p><text:s/>32,1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728.888888889" calcext:value-type="float">
            <text:p><text:s/>114,729 <text:s/></text:p>
          </table:table-cell>
          <table:table-cell table:style-name="ce42" office:value-type="float" office:value="45473.7777777778" calcext:value-type="float">
            <text:p><text:s/>45,474 <text:s/></text:p>
          </table:table-cell>
          <table:table-cell table:style-name="ce42" office:value-type="float" office:value="17380.6111111111" calcext:value-type="float">
            <text:p><text:s/>17,38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03.666666666667" calcext:value-type="float">
            <text:p><text:s/>204 <text:s/></text:p>
          </table:table-cell>
          <table:table-cell table:style-name="ce43" office:value-type="float" office:value="175.933333333333" calcext:value-type="float">
            <text:p><text:s/>176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291.22222222222" calcext:value-type="float">
            <text:p><text:s/>2,291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92606.53333333" calcext:value-type="float">
            <text:p><text:s/>4,692,6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92606.53333333" calcext:value-type="float">
            <text:p><text:s/>4,692,6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692606.53333333" calcext:value-type="float">
            <text:p>( 4,692,60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8年(西元1999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5172.6666666667" calcext:value-type="float">
            <text:p><text:s/>35,173 <text:s/></text:p>
          </table:table-cell>
          <table:table-cell table:style-name="ce42" office:value-type="float" office:value="3165334.4" calcext:value-type="float">
            <text:p><text:s/>3,165,3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4778.666666667" calcext:value-type="float">
            <text:p><text:s/>244,779 <text:s/></text:p>
          </table:table-cell>
          <table:table-cell table:style-name="ce42" office:value-type="float" office:value="144713.333333333" calcext:value-type="float">
            <text:p><text:s/>144,713 <text:s/></text:p>
          </table:table-cell>
          <table:table-cell table:style-name="ce42" office:value-type="float" office:value="720078.888932465" calcext:value-type="float">
            <text:p><text:s/>720,0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648.7333333333" calcext:value-type="float">
            <text:p><text:s/>16,649 <text:s/></text:p>
          </table:table-cell>
          <table:table-cell table:style-name="ce42" office:value-type="float" office:value="276547" calcext:value-type="float">
            <text:p><text:s/>276,5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552181.86666667" calcext:value-type="float">
            <text:p><text:s/>1,552,182 <text:s/></text:p>
          </table:table-cell>
          <table:table-cell table:style-name="ce42" office:value-type="float" office:value="352712.533333333" calcext:value-type="float">
            <text:p><text:s/>352,7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8128" calcext:value-type="float">
            <text:p><text:s/>148,128 <text:s/></text:p>
          </table:table-cell>
          <table:table-cell table:style-name="ce42" office:value-type="float" office:value="150785.555555556" calcext:value-type="float">
            <text:p><text:s/>150,786 <text:s/></text:p>
          </table:table-cell>
          <table:table-cell table:style-name="ce42" office:value-type="float" office:value="20893.6405176536" calcext:value-type="float">
            <text:p><text:s/>20,8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897.933333333" calcext:value-type="float">
            <text:p><text:s/>106,898 <text:s/></text:p>
          </table:table-cell>
          <table:table-cell table:style-name="ce42" office:value-type="float" office:value="97696" calcext:value-type="float">
            <text:p><text:s/>97,69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282972.666666667" calcext:value-type="float">
            <text:p><text:s/>282,973 <text:s/></text:p>
          </table:table-cell>
          <table:table-cell table:style-name="ce42" office:value-type="float" office:value="4110963.2" calcext:value-type="float">
            <text:p><text:s/>4,110,9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45.6" calcext:value-type="float">
            <text:p><text:s/>1,5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7716.2293333331" calcext:value-type="float">
            <text:p><text:s/>27,716 <text:s/></text:p>
          </table:table-cell>
          <table:table-cell table:style-name="ce42" office:value-type="float" office:value="259033.6" calcext:value-type="float">
            <text:p><text:s/>259,0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968.5333333333" calcext:value-type="float">
            <text:p><text:s/>44,969 <text:s/></text:p>
          </table:table-cell>
          <table:table-cell table:style-name="ce42" office:value-type="float" office:value="-18403.3333333333" calcext:value-type="float">
            <text:p><text:s/>-18,403 <text:s/></text:p>
          </table:table-cell>
          <table:table-cell table:style-name="ce42" office:value-type="float" office:value="16171.1666666666" calcext:value-type="float">
            <text:p><text:s/>16,1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7666.08888888889" calcext:value-type="float">
            <text:p><text:s/>-7,666 <text:s/></text:p>
          </table:table-cell>
          <table:table-cell table:style-name="ce42" office:value-type="float" office:value="10139.6622222222" calcext:value-type="float">
            <text:p><text:s/>10,14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827698.096" calcext:value-type="float">
            <text:p><text:s/>-1,827,698 <text:s/></text:p>
          </table:table-cell>
          <table:table-cell table:style-name="ce43" office:value-type="float" office:value="-1557374.93333333" calcext:value-type="float">
            <text:p><text:s/>-1,557,37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0136.5333333333" calcext:value-type="float">
            <text:p><text:s/>50,137 <text:s/></text:p>
          </table:table-cell>
          <table:table-cell table:style-name="ce43" office:value-type="float" office:value="12331.1111111111" calcext:value-type="float">
            <text:p><text:s/>12,331 <text:s/></text:p>
          </table:table-cell>
          <table:table-cell table:style-name="ce43" office:value-type="float" office:value="683014.081748145" calcext:value-type="float">
            <text:p><text:s/>683,01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82583.1111111111" calcext:value-type="float">
            <text:p><text:s/>-82,583 <text:s/></text:p>
          </table:table-cell>
          <table:table-cell table:style-name="ce43" office:value-type="float" office:value="168711.337777778" calcext:value-type="float">
            <text:p><text:s/>168,71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8467.8666666667" calcext:value-type="float">
            <text:p><text:s/>18,468 <text:s/></text:p>
          </table:table-cell>
          <table:table-cell table:style-name="ce42" office:value-type="float" office:value="1396834.13333333" calcext:value-type="float">
            <text:p><text:s/>1,396,8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706.6666666667" calcext:value-type="float">
            <text:p><text:s/>11,707 <text:s/></text:p>
          </table:table-cell>
          <table:table-cell table:style-name="ce42" office:value-type="float" office:value="6.66666666666667" calcext:value-type="float">
            <text:p><text:s/>7 <text:s/></text:p>
          </table:table-cell>
          <table:table-cell table:style-name="ce42" office:value-type="float" office:value="1276.35555555556" calcext:value-type="float">
            <text:p><text:s/>1,27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1862" calcext:value-type="float">
            <text:p><text:s/>301,86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87201.454872191" calcext:value-type="float">
            <text:p><text:s/>587,201 <text:s/></text:p>
          </table:table-cell>
          <table:table-cell table:style-name="ce42" office:value-type="float" office:value="6958949.67605457" calcext:value-type="float">
            <text:p><text:s/>6,958,9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86596.266666667" calcext:value-type="float">
            <text:p><text:s/>586,596 <text:s/></text:p>
          </table:table-cell>
          <table:table-cell table:style-name="ce42" office:value-type="float" office:value="6047882.66666667" calcext:value-type="float">
            <text:p><text:s/>6,047,8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99.2" calcext:value-type="float">
            <text:p><text:s/>4,0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605.188205524" calcext:value-type="float">
            <text:p><text:s/>605 <text:s/></text:p>
          </table:table-cell>
          <table:table-cell table:style-name="ce43" office:value-type="float" office:value="906967.809387901" calcext:value-type="float">
            <text:p><text:s/>906,96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7408580.66666667" calcext:value-type="float">
            <text:p><text:s/>7,408,581 <text:s/></text:p>
          </table:table-cell>
          <table:table-cell table:style-name="ce42" office:value-type="float" office:value="17867692.8" calcext:value-type="float">
            <text:p><text:s/>17,867,6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1419.733333333" calcext:value-type="float">
            <text:p><text:s/>341,420 <text:s/></text:p>
          </table:table-cell>
          <table:table-cell table:style-name="ce42" office:value-type="float" office:value="956395.555555556" calcext:value-type="float">
            <text:p><text:s/>956,396 <text:s/></text:p>
          </table:table-cell>
          <table:table-cell table:style-name="ce42" office:value-type="float" office:value="223350.233333333" calcext:value-type="float">
            <text:p><text:s/>223,3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8987.977777778" calcext:value-type="float">
            <text:p><text:s/>158,988 <text:s/></text:p>
          </table:table-cell>
          <table:table-cell table:style-name="ce42" office:value-type="float" office:value="1380682.66555556" calcext:value-type="float">
            <text:p><text:s/>1,380,68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7381050.58133333" calcext:value-type="float">
            <text:p><text:s/>7,381,051 <text:s/></text:p>
          </table:table-cell>
          <table:table-cell table:style-name="ce42" office:value-type="float" office:value="17867692.8" calcext:value-type="float">
            <text:p><text:s/>17,867,6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1419.733333333" calcext:value-type="float">
            <text:p><text:s/>341,420 <text:s/></text:p>
          </table:table-cell>
          <table:table-cell table:style-name="ce42" office:value-type="float" office:value="956395.555555556" calcext:value-type="float">
            <text:p><text:s/>956,396 <text:s/></text:p>
          </table:table-cell>
          <table:table-cell table:style-name="ce42" office:value-type="float" office:value="223350.233333333" calcext:value-type="float">
            <text:p><text:s/>223,3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8987.977777778" calcext:value-type="float">
            <text:p><text:s/>158,988 <text:s/></text:p>
          </table:table-cell>
          <table:table-cell table:style-name="ce42" office:value-type="float" office:value="1347397.45488889" calcext:value-type="float">
            <text:p><text:s/>1,347,39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7530.0853333333" calcext:value-type="float">
            <text:p><text:s/>27,53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33285.2106666667" calcext:value-type="float">
            <text:p><text:s/>33,2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61338.6666666667" calcext:value-type="float">
            <text:p><text:s/>61,339 <text:s/></text:p>
          </table:table-cell>
          <table:table-cell table:style-name="ce42" office:value-type="float" office:value="693676.144751861" calcext:value-type="float">
            <text:p><text:s/>693,6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39.2" calcext:value-type="float">
            <text:p><text:s/>39 <text:s/></text:p>
          </table:table-cell>
          <table:table-cell table:style-name="ce42" office:value-type="float" office:value="950.4" calcext:value-type="float">
            <text:p><text:s/>9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4608.2666666667" calcext:value-type="float">
            <text:p><text:s/>24,608 <text:s/></text:p>
          </table:table-cell>
          <table:table-cell table:style-name="ce42" office:value-type="float" office:value="50897.0666666667" calcext:value-type="float">
            <text:p><text:s/>50,8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6691.2" calcext:value-type="float">
            <text:p><text:s/>36,691 <text:s/></text:p>
          </table:table-cell>
          <table:table-cell table:style-name="ce42" office:value-type="float" office:value="641828.678085195" calcext:value-type="float">
            <text:p><text:s/>641,8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913874.58246114" calcext:value-type="float">
            <text:p><text:s/>4,913,875 <text:s/></text:p>
          </table:table-cell>
          <table:table-cell table:style-name="ce44" office:value-type="float" office:value="7260857.9125269" calcext:value-type="float">
            <text:p><text:s/>7,260,85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79849.6" calcext:value-type="float">
            <text:p><text:s/>379,850 <text:s/></text:p>
          </table:table-cell>
          <table:table-cell table:style-name="ce44" office:value-type="float" office:value="968720" calcext:value-type="float">
            <text:p><text:s/>968,720 <text:s/></text:p>
          </table:table-cell>
          <table:table-cell table:style-name="ce44" office:value-type="float" office:value="905087.959525923" calcext:value-type="float">
            <text:p><text:s/>905,08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76404.8666666667" calcext:value-type="float">
            <text:p><text:s/>76,405 <text:s/></text:p>
          </table:table-cell>
          <table:table-cell table:style-name="ce44" office:value-type="float" office:value="1247532.00333333" calcext:value-type="float">
            <text:p><text:s/>1,247,53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913874.58246114" calcext:value-type="float">
            <text:p><text:s/>4,913,875 <text:s/></text:p>
          </table:table-cell>
          <table:table-cell table:style-name="ce44" office:value-type="float" office:value="7260857.9125269" calcext:value-type="float">
            <text:p><text:s/>7,260,858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54692.1777777778" calcext:value-type="float">
            <text:p><text:s/>54,692 <text:s/></text:p>
          </table:table-cell>
          <table:table-cell table:style-name="ce44" office:value-type="float" office:value="12313.26" calcext:value-type="float">
            <text:p><text:s/>12,3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26651.249127809" calcext:value-type="float">
            <text:p><text:s/>226,651 <text:s/></text:p>
          </table:table-cell>
          <table:table-cell table:style-name="ce42" office:value-type="float" office:value="6666862.17919357" calcext:value-type="float">
            <text:p><text:s/>6,666,8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692.1777777778" calcext:value-type="float">
            <text:p><text:s/>54,692 <text:s/></text:p>
          </table:table-cell>
          <table:table-cell table:style-name="ce42" office:value-type="float" office:value="12313.26" calcext:value-type="float">
            <text:p><text:s/>12,3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4277.2" calcext:value-type="float">
            <text:p><text:s/>14,277 <text:s/></text:p>
          </table:table-cell>
          <table:table-cell table:style-name="ce42" office:value-type="float" office:value="27686.4" calcext:value-type="float">
            <text:p><text:s/>27,6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9254" calcext:value-type="float">
            <text:p><text:s/>9,254 <text:s/></text:p>
          </table:table-cell>
          <table:table-cell table:style-name="ce42" office:value-type="float" office:value="494638.779556576" calcext:value-type="float">
            <text:p><text:s/>494,6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768.564240868" calcext:value-type="float">
            <text:p><text:s/>3,769 <text:s/></text:p>
          </table:table-cell>
          <table:table-cell table:style-name="ce42" office:value-type="float" office:value="1482452.25918147" calcext:value-type="float">
            <text:p><text:s/>1,482,4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80.2666666666667" calcext:value-type="float">
            <text:p><text:s/>80 <text:s/></text:p>
          </table:table-cell>
          <table:table-cell table:style-name="ce42" office:value-type="float" office:value="59596.8" calcext:value-type="float">
            <text:p><text:s/>59,5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62.266666666667" calcext:value-type="float">
            <text:p><text:s/>262 <text:s/></text:p>
          </table:table-cell>
          <table:table-cell table:style-name="ce42" office:value-type="float" office:value="10747.7333333333" calcext:value-type="float">
            <text:p><text:s/>10,7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016.4" calcext:value-type="float">
            <text:p><text:s/>1,016 <text:s/></text:p>
          </table:table-cell>
          <table:table-cell table:style-name="ce42" office:value-type="float" office:value="495103.593406563" calcext:value-type="float">
            <text:p><text:s/>495,1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610.4" calcext:value-type="float">
            <text:p><text:s/>610 <text:s/></text:p>
          </table:table-cell>
          <table:table-cell table:style-name="ce42" office:value-type="float" office:value="2112" calcext:value-type="float">
            <text:p><text:s/>2,1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2604.8182202653" calcext:value-type="float">
            <text:p><text:s/>72,605 <text:s/></text:p>
          </table:table-cell>
          <table:table-cell table:style-name="ce42" office:value-type="float" office:value="1624409.33811485" calcext:value-type="float">
            <text:p><text:s/>1,624,4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2525.063637572" calcext:value-type="float">
            <text:p><text:s/>72,525 <text:s/></text:p>
          </table:table-cell>
          <table:table-cell table:style-name="ce42" office:value-type="float" office:value="1510232.09645269" calcext:value-type="float">
            <text:p><text:s/>1,510,2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4825.4263042387" calcext:value-type="float">
            <text:p>( 14,825 <text:s/>)</text:p>
          </table:table-cell>
          <table:table-cell table:style-name="ce45" office:value-type="float" office:value="1313306.7160226" calcext:value-type="float">
            <text:p>( 1,313,30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7699.6373333333" calcext:value-type="float">
            <text:p>( 57,700 <text:s/>)</text:p>
          </table:table-cell>
          <table:table-cell table:style-name="ce45" office:value-type="float" office:value="196925.380430091" calcext:value-type="float">
            <text:p>( 196,92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7434.2871070827" calcext:value-type="float">
            <text:p><text:s/>67,4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79.7545826933333" calcext:value-type="float">
            <text:p><text:s/>80 <text:s/></text:p>
          </table:table-cell>
          <table:table-cell table:style-name="ce42" office:value-type="float" office:value="46742.954555072" calcext:value-type="float">
            <text:p><text:s/>46,7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011.06666666667" calcext:value-type="float">
            <text:p><text:s/>5,011 <text:s/></text:p>
          </table:table-cell>
          <table:table-cell table:style-name="ce42" office:value-type="float" office:value="205869.866666667" calcext:value-type="float">
            <text:p><text:s/>205,8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22.8" calcext:value-type="float">
            <text:p><text:s/>423 <text:s/></text:p>
          </table:table-cell>
          <table:table-cell table:style-name="ce42" office:value-type="float" office:value="49326.9333333333" calcext:value-type="float">
            <text:p><text:s/>49,3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2263.33333333333" calcext:value-type="float">
            <text:p><text:s/>2,263 <text:s/></text:p>
          </table:table-cell>
          <table:table-cell table:style-name="ce46" office:value-type="float" office:value="306444.8" calcext:value-type="float">
            <text:p><text:s/>306,44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9031.3333333333" calcext:value-type="float">
            <text:p><text:s/>29,031 <text:s/></text:p>
          </table:table-cell>
          <table:table-cell table:style-name="ce42" office:value-type="float" office:value="506354.133333333" calcext:value-type="float">
            <text:p><text:s/>506,35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692.1777777778" calcext:value-type="float">
            <text:p><text:s/>54,69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2963.7333333333" calcext:value-type="float">
            <text:p><text:s/>22,964 <text:s/></text:p>
          </table:table-cell>
          <table:table-cell table:style-name="ce42" office:value-type="float" office:value="107809.066666667" calcext:value-type="float">
            <text:p><text:s/>107,80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287.2444444444" calcext:value-type="float">
            <text:p><text:s/>53,28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6067.6" calcext:value-type="float">
            <text:p><text:s/>6,068 <text:s/></text:p>
          </table:table-cell>
          <table:table-cell table:style-name="ce42" office:value-type="float" office:value="398545.066666667" calcext:value-type="float">
            <text:p><text:s/>398,5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04.93333333333" calcext:value-type="float">
            <text:p><text:s/>1,40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1746" calcext:value-type="float">
            <text:p><text:s/>11,746 <text:s/></text:p>
          </table:table-cell>
          <table:table-cell table:style-name="ce42" office:value-type="float" office:value="932505.642666667" calcext:value-type="float">
            <text:p><text:s/>932,5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313.26" calcext:value-type="float">
            <text:p><text:s/>12,31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8459.73333333333" calcext:value-type="float">
            <text:p><text:s/>8,460 <text:s/></text:p>
          </table:table-cell>
          <table:table-cell table:style-name="ce42" office:value-type="float" office:value="828023.509333333" calcext:value-type="float">
            <text:p><text:s/>828,0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313.26" calcext:value-type="float">
            <text:p><text:s/>12,31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3286.26666666667" calcext:value-type="float">
            <text:p><text:s/>3,286 <text:s/></text:p>
          </table:table-cell>
          <table:table-cell table:style-name="ce42" office:value-type="float" office:value="104482.133333333" calcext:value-type="float">
            <text:p><text:s/>104,4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914.8" calcext:value-type="float">
            <text:p><text:s/>2,915 <text:s/></text:p>
          </table:table-cell>
          <table:table-cell table:style-name="ce42" office:value-type="float" office:value="115461.333333333" calcext:value-type="float">
            <text:p><text:s/>115,4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947.333333333333" calcext:value-type="float">
            <text:p><text:s/>947 <text:s/></text:p>
          </table:table-cell>
          <table:table-cell table:style-name="ce46" office:value-type="float" office:value="16854.4" calcext:value-type="float">
            <text:p><text:s/>16,85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3949.6" calcext:value-type="float">
            <text:p><text:s/>13,950 <text:s/></text:p>
          </table:table-cell>
          <table:table-cell table:style-name="ce42" office:value-type="float" office:value="111401.632934112" calcext:value-type="float">
            <text:p><text:s/>111,4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9434.13333333333" calcext:value-type="float">
            <text:p><text:s/>9,434 <text:s/></text:p>
          </table:table-cell>
          <table:table-cell table:style-name="ce42" office:value-type="float" office:value="39203.2" calcext:value-type="float">
            <text:p><text:s/>39,2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120" calcext:value-type="float">
            <text:p><text:s/>1,120 <text:s/></text:p>
          </table:table-cell>
          <table:table-cell table:style-name="ce42" office:value-type="float" office:value="24953.6" calcext:value-type="float">
            <text:p><text:s/>24,9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108.266666676" calcext:value-type="float">
            <text:p><text:s/>108 <text:s/></text:p>
          </table:table-cell>
          <table:table-cell table:style-name="ce42" office:value-type="float" office:value="1770.66666666667" calcext:value-type="float">
            <text:p><text:s/>1,7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47828.6666666667" calcext:value-type="float">
            <text:p><text:s/>47,829 <text:s/></text:p>
          </table:table-cell>
          <table:table-cell table:style-name="ce42" office:value-type="float" office:value="159969.066666667" calcext:value-type="float">
            <text:p><text:s/>159,9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570587.06666667" calcext:value-type="float">
            <text:p><text:s/>3,570,587 <text:s/></text:p>
          </table:table-cell>
          <table:table-cell table:style-name="ce42" office:value-type="float" office:value="238490.666666667" calcext:value-type="float">
            <text:p><text:s/>238,4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336313.86666667" calcext:value-type="float">
            <text:p><text:s/>3,336,31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7696.1333333333" calcext:value-type="float">
            <text:p><text:s/>47,69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86577.066666667" calcext:value-type="float">
            <text:p><text:s/>186,577 <text:s/></text:p>
          </table:table-cell>
          <table:table-cell table:style-name="ce42" office:value-type="float" office:value="238490.666666667" calcext:value-type="float">
            <text:p><text:s/>238,4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681035.6" calcext:value-type="float">
            <text:p><text:s/>681,036 <text:s/></text:p>
          </table:table-cell>
          <table:table-cell table:style-name="ce42" office:value-type="float" office:value="47472" calcext:value-type="float">
            <text:p><text:s/>47,4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065.86666666667" calcext:value-type="float">
            <text:p><text:s/>1,066 <text:s/></text:p>
          </table:table-cell>
          <table:table-cell table:style-name="ce42" office:value-type="float" office:value="1812.26666666667" calcext:value-type="float">
            <text:p><text:s/>1,8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679969.733333333" calcext:value-type="float">
            <text:p><text:s/>679,970 <text:s/></text:p>
          </table:table-cell>
          <table:table-cell table:style-name="ce43" office:value-type="float" office:value="45659.7333333333" calcext:value-type="float">
            <text:p><text:s/>45,66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35600.666666667" calcext:value-type="float">
            <text:p><text:s/>435,601 <text:s/></text:p>
          </table:table-cell>
          <table:table-cell table:style-name="ce42" office:value-type="float" office:value="308033.066666667" calcext:value-type="float">
            <text:p><text:s/>308,0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90334.5333333333" calcext:value-type="float">
            <text:p><text:s/>90,335 <text:s/></text:p>
          </table:table-cell>
          <table:table-cell table:style-name="ce42" office:value-type="float" office:value="196248.533333333" calcext:value-type="float">
            <text:p><text:s/>196,2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085.06666666667" calcext:value-type="float">
            <text:p><text:s/>2,085 <text:s/></text:p>
          </table:table-cell>
          <table:table-cell table:style-name="ce42" office:value-type="float" office:value="2727.46666666667" calcext:value-type="float">
            <text:p><text:s/>2,7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6459.6" calcext:value-type="float">
            <text:p><text:s/>6,460 <text:s/></text:p>
          </table:table-cell>
          <table:table-cell table:style-name="ce42" office:value-type="float" office:value="613.333333333333" calcext:value-type="float">
            <text:p><text:s/>6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845.2" calcext:value-type="float">
            <text:p><text:s/>1,84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2152.26666666667" calcext:value-type="float">
            <text:p><text:s/>2,152 <text:s/></text:p>
          </table:table-cell>
          <table:table-cell table:style-name="ce42" office:value-type="float" office:value="4084.26666666667" calcext:value-type="float">
            <text:p><text:s/>4,0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30739.6" calcext:value-type="float">
            <text:p><text:s/>230,740 <text:s/></text:p>
          </table:table-cell>
          <table:table-cell table:style-name="ce42" office:value-type="float" office:value="47178.6666666667" calcext:value-type="float">
            <text:p><text:s/>47,1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01984.4" calcext:value-type="float">
            <text:p><text:s/>101,984 <text:s/></text:p>
          </table:table-cell>
          <table:table-cell table:style-name="ce43" office:value-type="float" office:value="57180.8" calcext:value-type="float">
            <text:p><text:s/>57,18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9849.6" calcext:value-type="float">
            <text:p><text:s/>379,850 <text:s/></text:p>
          </table:table-cell>
          <table:table-cell table:style-name="ce42" office:value-type="float" office:value="968720" calcext:value-type="float">
            <text:p><text:s/>968,720 <text:s/></text:p>
          </table:table-cell>
          <table:table-cell table:style-name="ce42" office:value-type="float" office:value="905087.959525923" calcext:value-type="float">
            <text:p><text:s/>905,0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712.6888888889" calcext:value-type="float">
            <text:p><text:s/>21,713 <text:s/></text:p>
          </table:table-cell>
          <table:table-cell table:style-name="ce42" office:value-type="float" office:value="1235218.74333333" calcext:value-type="float">
            <text:p><text:s/>1,235,21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9849.6" calcext:value-type="float">
            <text:p><text:s/>379,850 <text:s/></text:p>
          </table:table-cell>
          <table:table-cell table:style-name="ce42" office:value-type="float" office:value="968720" calcext:value-type="float">
            <text:p><text:s/>968,720 <text:s/></text:p>
          </table:table-cell>
          <table:table-cell table:style-name="ce42" office:value-type="float" office:value="905087.959525923" calcext:value-type="float">
            <text:p><text:s/>905,0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712.6888888889" calcext:value-type="float">
            <text:p><text:s/>21,713 <text:s/></text:p>
          </table:table-cell>
          <table:table-cell table:style-name="ce42" office:value-type="float" office:value="1235218.74333333" calcext:value-type="float">
            <text:p><text:s/>1,235,21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315510.14517315" calcext:value-type="float">
            <text:p><text:s/>2,315,510 <text:s/></text:p>
          </table:table-cell>
          <table:table-cell table:style-name="ce42" office:value-type="float" office:value="29268367.4450938" calcext:value-type="float">
            <text:p><text:s/>29,268,3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313121.44443315" calcext:value-type="float">
            <text:p><text:s/>2,313,121 <text:s/></text:p>
          </table:table-cell>
          <table:table-cell table:style-name="ce42" office:value-type="float" office:value="24304261.7725668" calcext:value-type="float">
            <text:p><text:s/>24,304,2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27.515081" calcext:value-type="float">
            <text:p><text:s/>11,2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388.70074" calcext:value-type="float">
            <text:p><text:s/>2,389 <text:s/></text:p>
          </table:table-cell>
          <table:table-cell table:style-name="ce42" office:value-type="float" office:value="4952878.157446" calcext:value-type="float">
            <text:p><text:s/>4,952,8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8年(西元1999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760551.111111111" calcext:value-type="float">
            <text:p><text:s/>760,551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781516.297160889" calcext:value-type="float">
            <text:p><text:s/>781,516 <text:s/></text:p>
          </table:table-cell>
          <table:table-cell table:style-name="ce41" office:value-type="float" office:value="209804.813583333" calcext:value-type="float">
            <text:p><text:s/>209,805 <text:s/></text:p>
          </table:table-cell>
          <table:table-cell table:style-name="ce41" office:value-type="float" office:value="204971.280333333" calcext:value-type="float">
            <text:p><text:s/>204,971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833.53325" calcext:value-type="float">
            <text:p><text:s/>4,834 <text:s/></text:p>
          </table:table-cell>
          <table:table-cell table:style-name="ce41" office:value-type="float" office:value="571711.483577556" calcext:value-type="float">
            <text:p><text:s/>571,71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5233016" calcext:value-type="float">
            <text:p><text:s/>5,233,0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33016" calcext:value-type="float">
            <text:p><text:s/>5,233,0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98716.486222222" calcext:value-type="float">
            <text:p><text:s/>298,716 <text:s/></text:p>
          </table:table-cell>
          <table:table-cell table:style-name="ce42" office:value-type="float" office:value="106983.486222222" calcext:value-type="float">
            <text:p><text:s/>106,983 <text:s/></text:p>
          </table:table-cell>
          <table:table-cell table:style-name="ce42" office:value-type="float" office:value="191733" calcext:value-type="float">
            <text:p><text:s/>191,7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5694850.62488889" calcext:value-type="float">
            <text:p><text:s/>5,694,851 <text:s/></text:p>
          </table:table-cell>
          <table:table-cell table:style-name="ce43" office:value-type="float" office:value="653567.624888889" calcext:value-type="float">
            <text:p><text:s/>653,568 <text:s/></text:p>
          </table:table-cell>
          <table:table-cell table:style-name="ce43" office:value-type="float" office:value="5041283" calcext:value-type="float">
            <text:p><text:s/>5,041,283 <text:s/></text:p>
          </table:table-cell>
          <table:table-cell table:style-name="ce43" office:value-type="float" office:value="781516.297160889" calcext:value-type="float">
            <text:p><text:s/>781,516 <text:s/></text:p>
          </table:table-cell>
          <table:table-cell table:style-name="ce43" office:value-type="float" office:value="209804.813583333" calcext:value-type="float">
            <text:p><text:s/>209,805 <text:s/></text:p>
          </table:table-cell>
          <table:table-cell table:style-name="ce43" office:value-type="float" office:value="204971.280333333" calcext:value-type="float">
            <text:p><text:s/>204,97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833.53325" calcext:value-type="float">
            <text:p><text:s/>4,834 <text:s/></text:p>
          </table:table-cell>
          <table:table-cell table:style-name="ce43" office:value-type="float" office:value="571711.483577556" calcext:value-type="float">
            <text:p><text:s/>571,71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5184792" calcext:value-type="float">
            <text:p><text:s/>5,184,7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84792" calcext:value-type="float">
            <text:p><text:s/>5,184,7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0.000000000007" calcext:value-type="float">
            <text:p><text:s/>-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-0.000000000007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259380.72825069" calcext:value-type="float">
            <text:p><text:s/>3,259,381 <text:s/></text:p>
          </table:table-cell>
          <table:table-cell table:style-name="ce42" office:value-type="float" office:value="74522.3859113422" calcext:value-type="float">
            <text:p><text:s/>74,522 <text:s/></text:p>
          </table:table-cell>
          <table:table-cell table:style-name="ce42" office:value-type="float" office:value="3184858.34233935" calcext:value-type="float">
            <text:p><text:s/>3,184,858 <text:s/></text:p>
          </table:table-cell>
          <table:table-cell table:style-name="ce42" office:value-type="float" office:value="522214.895678614" calcext:value-type="float">
            <text:p><text:s/>522,215 <text:s/></text:p>
          </table:table-cell>
          <table:table-cell table:style-name="ce42" office:value-type="float" office:value="64846.0033899629" calcext:value-type="float">
            <text:p><text:s/>64,846 <text:s/></text:p>
          </table:table-cell>
          <table:table-cell table:style-name="ce42" office:value-type="float" office:value="60979.1767899629" calcext:value-type="float">
            <text:p><text:s/>60,9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66.8266" calcext:value-type="float">
            <text:p><text:s/>3,867 <text:s/></text:p>
          </table:table-cell>
          <table:table-cell table:style-name="ce42" office:value-type="float" office:value="457368.892288651" calcext:value-type="float">
            <text:p><text:s/>457,36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124052.77777778" calcext:value-type="float">
            <text:p><text:s/>3,124,053 <text:s/></text:p>
          </table:table-cell>
          <table:table-cell table:style-name="ce42" office:value-type="float" office:value="19873.7777777778" calcext:value-type="float">
            <text:p><text:s/>19,874 <text:s/></text:p>
          </table:table-cell>
          <table:table-cell table:style-name="ce42" office:value-type="float" office:value="3104179" calcext:value-type="float">
            <text:p><text:s/>3,104,1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52140.0693333333" calcext:value-type="float">
            <text:p><text:s/>52,1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3187.8811395811" calcext:value-type="float">
            <text:p><text:s/>83,188 <text:s/></text:p>
          </table:table-cell>
          <table:table-cell table:style-name="ce43" office:value-type="float" office:value="2508.53880023111" calcext:value-type="float">
            <text:p><text:s/>2,509 <text:s/></text:p>
          </table:table-cell>
          <table:table-cell table:style-name="ce43" office:value-type="float" office:value="80679.34233935" calcext:value-type="float">
            <text:p><text:s/>80,679 <text:s/></text:p>
          </table:table-cell>
          <table:table-cell table:style-name="ce43" office:value-type="float" office:value="522214.895678614" calcext:value-type="float">
            <text:p><text:s/>522,215 <text:s/></text:p>
          </table:table-cell>
          <table:table-cell table:style-name="ce43" office:value-type="float" office:value="64846.0033899629" calcext:value-type="float">
            <text:p><text:s/>64,846 <text:s/></text:p>
          </table:table-cell>
          <table:table-cell table:style-name="ce43" office:value-type="float" office:value="60979.1767899629" calcext:value-type="float">
            <text:p><text:s/>60,97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866.8266" calcext:value-type="float">
            <text:p><text:s/>3,867 <text:s/></text:p>
          </table:table-cell>
          <table:table-cell table:style-name="ce43" office:value-type="float" office:value="457368.892288651" calcext:value-type="float">
            <text:p><text:s/>457,36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137516.55555556" calcext:value-type="float">
            <text:p><text:s/>5,137,517 <text:s/></text:p>
          </table:table-cell>
          <table:table-cell table:style-name="ce42" office:value-type="float" office:value="781675.555555556" calcext:value-type="float">
            <text:p><text:s/>781,676 <text:s/></text:p>
          </table:table-cell>
          <table:table-cell table:style-name="ce42" office:value-type="float" office:value="4355841" calcext:value-type="float">
            <text:p><text:s/>4,355,8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5137516.55555556" calcext:value-type="float">
            <text:p><text:s/>5,137,517 <text:s/></text:p>
          </table:table-cell>
          <table:table-cell table:style-name="ce43" office:value-type="float" office:value="781675.555555556" calcext:value-type="float">
            <text:p><text:s/>781,676 <text:s/></text:p>
          </table:table-cell>
          <table:table-cell table:style-name="ce43" office:value-type="float" office:value="4355841" calcext:value-type="float">
            <text:p><text:s/>4,355,841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610981.779339432" calcext:value-type="float">
            <text:p><text:s/>610,982 <text:s/></text:p>
          </table:table-cell>
          <table:table-cell table:style-name="ce42" office:value-type="float" office:value="15636.9902222222" calcext:value-type="float">
            <text:p><text:s/>15,637 <text:s/></text:p>
          </table:table-cell>
          <table:table-cell table:style-name="ce42" office:value-type="float" office:value="595344.78911721" calcext:value-type="float">
            <text:p><text:s/>595,3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609663.900228321" calcext:value-type="float">
            <text:p><text:s/>609,664 <text:s/></text:p>
          </table:table-cell>
          <table:table-cell table:style-name="ce42" office:value-type="float" office:value="14319.1111111111" calcext:value-type="float">
            <text:p><text:s/>14,319 <text:s/></text:p>
          </table:table-cell>
          <table:table-cell table:style-name="ce42" office:value-type="float" office:value="595344.78911721" calcext:value-type="float">
            <text:p><text:s/>595,3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1317.87911111111" calcext:value-type="float">
            <text:p><text:s/>1,3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777212.67285432" calcext:value-type="float">
            <text:p><text:s/>1,777,213 <text:s/></text:p>
          </table:table-cell>
          <table:table-cell table:style-name="ce44" office:value-type="float" office:value="1345083.80431088" calcext:value-type="float">
            <text:p><text:s/>1,345,084 <text:s/></text:p>
          </table:table-cell>
          <table:table-cell table:style-name="ce44" office:value-type="float" office:value="432128.86854344" calcext:value-type="float">
            <text:p><text:s/>432,129 <text:s/></text:p>
          </table:table-cell>
          <table:table-cell table:style-name="ce44" office:value-type="float" office:value="259301.401482275" calcext:value-type="float">
            <text:p><text:s/>259,301 <text:s/></text:p>
          </table:table-cell>
          <table:table-cell table:style-name="ce44" office:value-type="float" office:value="144958.81019337" calcext:value-type="float">
            <text:p><text:s/>144,959 <text:s/></text:p>
          </table:table-cell>
          <table:table-cell table:style-name="ce44" office:value-type="float" office:value="143992.10354337" calcext:value-type="float">
            <text:p><text:s/>143,99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966.70665" calcext:value-type="float">
            <text:p><text:s/>967 <text:s/></text:p>
          </table:table-cell>
          <table:table-cell table:style-name="ce44" office:value-type="float" office:value="114342.591288905" calcext:value-type="float">
            <text:p><text:s/>114,34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551106.89507654" calcext:value-type="float">
            <text:p><text:s/>1,551,107 <text:s/></text:p>
          </table:table-cell>
          <table:table-cell table:style-name="ce44" office:value-type="float" office:value="1118978.0265331" calcext:value-type="float">
            <text:p><text:s/>1,118,978 <text:s/></text:p>
          </table:table-cell>
          <table:table-cell table:style-name="ce44" office:value-type="float" office:value="432128.86854344" calcext:value-type="float">
            <text:p><text:s/>432,129 <text:s/></text:p>
          </table:table-cell>
          <table:table-cell table:style-name="ce44" office:value-type="float" office:value="259301.401482275" calcext:value-type="float">
            <text:p><text:s/>259,301 <text:s/></text:p>
          </table:table-cell>
          <table:table-cell table:style-name="ce44" office:value-type="float" office:value="144958.81019337" calcext:value-type="float">
            <text:p><text:s/>144,959 <text:s/></text:p>
          </table:table-cell>
          <table:table-cell table:style-name="ce44" office:value-type="float" office:value="143992.10354337" calcext:value-type="float">
            <text:p><text:s/>143,99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966.70665" calcext:value-type="float">
            <text:p><text:s/>967 <text:s/></text:p>
          </table:table-cell>
          <table:table-cell table:style-name="ce44" office:value-type="float" office:value="114342.591288905" calcext:value-type="float">
            <text:p><text:s/>114,3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94086.94485432" calcext:value-type="float">
            <text:p><text:s/>694,087 <text:s/></text:p>
          </table:table-cell>
          <table:table-cell table:style-name="ce42" office:value-type="float" office:value="332889.07631088" calcext:value-type="float">
            <text:p><text:s/>332,889 <text:s/></text:p>
          </table:table-cell>
          <table:table-cell table:style-name="ce42" office:value-type="float" office:value="361197.86854344" calcext:value-type="float">
            <text:p><text:s/>361,198 <text:s/></text:p>
          </table:table-cell>
          <table:table-cell table:style-name="ce42" office:value-type="float" office:value="259301.401482275" calcext:value-type="float">
            <text:p><text:s/>259,301 <text:s/></text:p>
          </table:table-cell>
          <table:table-cell table:style-name="ce42" office:value-type="float" office:value="144958.81019337" calcext:value-type="float">
            <text:p><text:s/>144,959 <text:s/></text:p>
          </table:table-cell>
          <table:table-cell table:style-name="ce42" office:value-type="float" office:value="143992.10354337" calcext:value-type="float">
            <text:p><text:s/>143,9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6.70665" calcext:value-type="float">
            <text:p><text:s/>967 <text:s/></text:p>
          </table:table-cell>
          <table:table-cell table:style-name="ce42" office:value-type="float" office:value="114342.591288905" calcext:value-type="float">
            <text:p><text:s/>114,3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25284.6318664356" calcext:value-type="float">
            <text:p><text:s/>25,2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3092" calcext:value-type="float">
            <text:p><text:s/>23,092 <text:s/></text:p>
          </table:table-cell>
          <table:table-cell table:style-name="ce42" office:value-type="float" office:value="20664" calcext:value-type="float">
            <text:p><text:s/>20,664 <text:s/></text:p>
          </table:table-cell>
          <table:table-cell table:style-name="ce42" office:value-type="float" office:value="2428" calcext:value-type="float">
            <text:p><text:s/>2,4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056" calcext:value-type="float">
            <text:p><text:s/>2,0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56" calcext:value-type="float">
            <text:p><text:s/>2,056 <text:s/></text:p>
          </table:table-cell>
          <table:table-cell table:number-columns-repeated="3" table:style-name="ce42" office:value-type="float" office:value="143992.10354337" calcext:value-type="float">
            <text:p><text:s/>143,99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80633.86854344" calcext:value-type="float">
            <text:p><text:s/>80,6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0633.86854344" calcext:value-type="float">
            <text:p><text:s/>80,634 <text:s/></text:p>
          </table:table-cell>
          <table:table-cell table:style-name="ce42" office:value-type="float" office:value="2.21457332266667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2145733226666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9633.86854344" calcext:value-type="float">
            <text:p><text:s/>79,6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633.86854344" calcext:value-type="float">
            <text:p><text:s/>79,634 <text:s/></text:p>
          </table:table-cell>
          <table:table-cell table:style-name="ce42" office:value-type="float" office:value="2.21457332266667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2145733226666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.21457332266667" calcext:value-type="float">
            <text:p>( 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.21457332266667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79633.86854344" calcext:value-type="float">
            <text:p>( 79,634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79633.86854344" calcext:value-type="float">
            <text:p>( 79,63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000" calcext:value-type="float">
            <text:p><text:s/>1,000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000" calcext:value-type="float">
            <text:p><text:s/>1,000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5671.11111111111" calcext:value-type="float">
            <text:p><text:s/>5,6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5774" calcext:value-type="float">
            <text:p><text:s/>5,7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74" calcext:value-type="float">
            <text:p><text:s/>5,7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1839.6666666667" calcext:value-type="float">
            <text:p><text:s/>11,840 <text:s/></text:p>
          </table:table-cell>
          <table:table-cell table:style-name="ce46" office:value-type="float" office:value="1706.66666666667" calcext:value-type="float">
            <text:p><text:s/>1,707 <text:s/></text:p>
          </table:table-cell>
          <table:table-cell table:style-name="ce46" office:value-type="float" office:value="10133" calcext:value-type="float">
            <text:p><text:s/>10,133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30302.333333333" calcext:value-type="float">
            <text:p><text:s/>230,302 <text:s/></text:p>
          </table:table-cell>
          <table:table-cell table:style-name="ce42" office:value-type="float" office:value="205453.333333333" calcext:value-type="float">
            <text:p><text:s/>205,453 <text:s/></text:p>
          </table:table-cell>
          <table:table-cell table:style-name="ce42" office:value-type="float" office:value="24849" calcext:value-type="float">
            <text:p><text:s/>24,8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30302.333333333" calcext:value-type="float">
            <text:p><text:s/>230,302 <text:s/></text:p>
          </table:table-cell>
          <table:table-cell table:style-name="ce42" office:value-type="float" office:value="205453.333333333" calcext:value-type="float">
            <text:p><text:s/>205,453 <text:s/></text:p>
          </table:table-cell>
          <table:table-cell table:style-name="ce42" office:value-type="float" office:value="24849" calcext:value-type="float">
            <text:p><text:s/>24,8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92141.3333333333" calcext:value-type="float">
            <text:p>( 92,14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54765.3333333333" calcext:value-type="float">
            <text:p>( 54,765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56901" calcext:value-type="float">
            <text:p><text:s/>156,90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6901" calcext:value-type="float">
            <text:p><text:s/>156,9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56901" calcext:value-type="float">
            <text:p><text:s/>156,90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6901" calcext:value-type="float">
            <text:p><text:s/>156,9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7526.1111111111" calcext:value-type="float">
            <text:p><text:s/>17,526 <text:s/></text:p>
          </table:table-cell>
          <table:table-cell table:style-name="ce42" office:value-type="float" office:value="5735.11111111111" calcext:value-type="float">
            <text:p><text:s/>5,735 <text:s/></text:p>
          </table:table-cell>
          <table:table-cell table:style-name="ce42" office:value-type="float" office:value="11791" calcext:value-type="float">
            <text:p><text:s/>11,7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664.88888888889" calcext:value-type="float">
            <text:p><text:s/>1,66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25245.333333333" calcext:value-type="float">
            <text:p><text:s/>125,245 <text:s/></text:p>
          </table:table-cell>
          <table:table-cell table:style-name="ce42" office:value-type="float" office:value="66509.3333333333" calcext:value-type="float">
            <text:p><text:s/>66,509 <text:s/></text:p>
          </table:table-cell>
          <table:table-cell table:style-name="ce42" office:value-type="float" office:value="58736" calcext:value-type="float">
            <text:p><text:s/>58,7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7896" calcext:value-type="float">
            <text:p><text:s/>7,8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96" calcext:value-type="float">
            <text:p><text:s/>7,8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200" calcext:value-type="float">
            <text:p><text:s/>2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5307.083365582" calcext:value-type="float">
            <text:p><text:s/>115,307 <text:s/></text:p>
          </table:table-cell>
          <table:table-cell table:style-name="ce42" office:value-type="float" office:value="966.70665" calcext:value-type="float">
            <text:p><text:s/>96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6.70665" calcext:value-type="float">
            <text:p><text:s/>967 <text:s/></text:p>
          </table:table-cell>
          <table:table-cell table:style-name="ce42" office:value-type="float" office:value="114340.376715582" calcext:value-type="float">
            <text:p><text:s/>114,3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87812.505777778" calcext:value-type="float">
            <text:p><text:s/>187,813 <text:s/></text:p>
          </table:table-cell>
          <table:table-cell table:style-name="ce42" office:value-type="float" office:value="144412.505777778" calcext:value-type="float">
            <text:p><text:s/>144,413 <text:s/></text:p>
          </table:table-cell>
          <table:table-cell table:style-name="ce42" office:value-type="float" office:value="43400" calcext:value-type="float">
            <text:p><text:s/>43,4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55748.061333333" calcext:value-type="float">
            <text:p><text:s/>155,748 <text:s/></text:p>
          </table:table-cell>
          <table:table-cell table:style-name="ce42" office:value-type="float" office:value="124800.061333333" calcext:value-type="float">
            <text:p><text:s/>124,800 <text:s/></text:p>
          </table:table-cell>
          <table:table-cell table:style-name="ce42" office:value-type="float" office:value="30948" calcext:value-type="float">
            <text:p><text:s/>30,9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9527.5555555556" calcext:value-type="float">
            <text:p><text:s/>29,528 <text:s/></text:p>
          </table:table-cell>
          <table:table-cell table:style-name="ce42" office:value-type="float" office:value="17347.5555555556" calcext:value-type="float">
            <text:p><text:s/>17,348 <text:s/></text:p>
          </table:table-cell>
          <table:table-cell table:style-name="ce42" office:value-type="float" office:value="12180" calcext:value-type="float">
            <text:p><text:s/>12,1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536.88888888889" calcext:value-type="float">
            <text:p><text:s/>2,537 <text:s/></text:p>
          </table:table-cell>
          <table:table-cell table:style-name="ce43" office:value-type="float" office:value="2264.88888888889" calcext:value-type="float">
            <text:p><text:s/>2,265 <text:s/></text:p>
          </table:table-cell>
          <table:table-cell table:style-name="ce43" office:value-type="float" office:value="272" calcext:value-type="float">
            <text:p><text:s/>27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69207.444444444" calcext:value-type="float">
            <text:p><text:s/>669,207 <text:s/></text:p>
          </table:table-cell>
          <table:table-cell table:style-name="ce44" office:value-type="float" office:value="641676.444444444" calcext:value-type="float">
            <text:p><text:s/>641,676 <text:s/></text:p>
          </table:table-cell>
          <table:table-cell table:style-name="ce44" office:value-type="float" office:value="27531" calcext:value-type="float">
            <text:p><text:s/>27,531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226105.777777778" calcext:value-type="float">
            <text:p><text:s/>226,1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226105.777777778" calcext:value-type="float">
            <text:p><text:s/>226,1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5449403.013856" calcext:value-type="float">
            <text:p><text:s/>15,449,403 <text:s/></text:p>
          </table:table-cell>
          <table:table-cell table:style-name="ce42" office:value-type="float" office:value="361994.752655918" calcext:value-type="float">
            <text:p><text:s/>361,995 <text:s/></text:p>
          </table:table-cell>
          <table:table-cell table:style-name="ce42" office:value-type="float" office:value="15087408.2612001" calcext:value-type="float">
            <text:p><text:s/>15,087,408 <text:s/></text:p>
          </table:table-cell>
          <table:table-cell table:style-name="ce42" office:value-type="float" office:value="1251111.889272" calcext:value-type="float">
            <text:p><text:s/>1,251,112 <text:s/></text:p>
          </table:table-cell>
          <table:table-cell table:style-name="ce42" office:value-type="float" office:value="266619.923893" calcext:value-type="float">
            <text:p><text:s/>266,620 <text:s/></text:p>
          </table:table-cell>
          <table:table-cell table:style-name="ce42" office:value-type="float" office:value="252533.923893" calcext:value-type="float">
            <text:p><text:s/>252,5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86" calcext:value-type="float">
            <text:p><text:s/>14,086 <text:s/></text:p>
          </table:table-cell>
          <table:table-cell table:style-name="ce42" office:value-type="float" office:value="984491.965379" calcext:value-type="float">
            <text:p><text:s/>984,4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4740217.9" calcext:value-type="float">
            <text:p><text:s/>14,740,218 <text:s/></text:p>
          </table:table-cell>
          <table:table-cell table:style-name="ce42" office:value-type="float" office:value="91369.7526559183" calcext:value-type="float">
            <text:p><text:s/>91,370 <text:s/></text:p>
          </table:table-cell>
          <table:table-cell table:style-name="ce42" office:value-type="float" office:value="14648848.1473441" calcext:value-type="float">
            <text:p><text:s/>14,648,8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241571" calcext:value-type="float">
            <text:p><text:s/>241,5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67614.113856" calcext:value-type="float">
            <text:p><text:s/>467,614 <text:s/></text:p>
          </table:table-cell>
          <table:table-cell table:style-name="ce42" office:value-type="float" office:value="29054" calcext:value-type="float">
            <text:p><text:s/>29,054 <text:s/></text:p>
          </table:table-cell>
          <table:table-cell table:style-name="ce42" office:value-type="float" office:value="438560.113856" calcext:value-type="float">
            <text:p><text:s/>438,560 <text:s/></text:p>
          </table:table-cell>
          <table:table-cell table:style-name="ce42" office:value-type="float" office:value="1251111.889272" calcext:value-type="float">
            <text:p><text:s/>1,251,112 <text:s/></text:p>
          </table:table-cell>
          <table:table-cell table:style-name="ce42" office:value-type="float" office:value="266619.923893" calcext:value-type="float">
            <text:p><text:s/>266,620 <text:s/></text:p>
          </table:table-cell>
          <table:table-cell table:style-name="ce42" office:value-type="float" office:value="252533.923893" calcext:value-type="float">
            <text:p><text:s/>252,5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86" calcext:value-type="float">
            <text:p><text:s/>14,086 <text:s/></text:p>
          </table:table-cell>
          <table:table-cell table:style-name="ce42" office:value-type="float" office:value="984491.965379" calcext:value-type="float">
            <text:p><text:s/>984,4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8年(西元1999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82653.472766667" calcext:value-type="float">
            <text:p><text:s/>482,653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1123509.8168" calcext:value-type="float">
            <text:p><text:s/>11,123,51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123509.8168" calcext:value-type="float">
            <text:p><text:s/>11,123,510 <text:s/></text:p>
          </table:table-cell>
          <table:table-cell table:style-name="ce43" office:value-type="float" office:value="482653.472766667" calcext:value-type="float">
            <text:p><text:s/>482,65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13" calcext:value-type="float">
            <text:p><text:s/>-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690.8253260049" calcext:value-type="float">
            <text:p><text:s/>12,6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123509.8168" calcext:value-type="float">
            <text:p><text:s/>11,123,510 <text:s/></text:p>
          </table:table-cell>
          <table:table-cell table:style-name="ce42" office:value-type="float" office:value="854481.830544444" calcext:value-type="float">
            <text:p><text:s/>854,4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123509.8168" calcext:value-type="float">
            <text:p><text:s/>11,123,510 <text:s/></text:p>
          </table:table-cell>
          <table:table-cell table:style-name="ce42" office:value-type="float" office:value="854481.830544444" calcext:value-type="float">
            <text:p><text:s/>854,4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1828.357777778" calcext:value-type="float">
            <text:p><text:s/>371,8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194116.82142" calcext:value-type="float">
            <text:p><text:s/>16,194,1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1828.357777778" calcext:value-type="float">
            <text:p><text:s/>371,8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194116.82142" calcext:value-type="float">
            <text:p><text:s/>16,194,1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94010.15756222" calcext:value-type="float">
            <text:p><text:s/>1,494,0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7.583937777778" calcext:value-type="float">
            <text:p><text:s/>32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80.77834444444" calcext:value-type="float">
            <text:p><text:s/>3,78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8595.649517778" calcext:value-type="float">
            <text:p><text:s/>328,5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35806.257433333" calcext:value-type="float">
            <text:p><text:s/>635,80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4420.082222222" calcext:value-type="float">
            <text:p><text:s/>454,4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171.58116" calcext:value-type="float">
            <text:p><text:s/>33,1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7908.2249466667" calcext:value-type="float">
            <text:p><text:s/>37,90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02464.812749551" calcext:value-type="float">
            <text:p><text:s/>802,4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3884951.0257822" calcext:value-type="float">
            <text:p><text:s/>13,884,9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3884951.0257822" calcext:value-type="float">
            <text:p><text:s/>13,884,9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459070.05669111" calcext:value-type="float">
            <text:p><text:s/>7,459,07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796.6657266667" calcext:value-type="float">
            <text:p><text:s/>27,7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1280.241204444" calcext:value-type="float">
            <text:p><text:s/>291,28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40168.148306667" calcext:value-type="float">
            <text:p><text:s/>840,1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415.6623577778" calcext:value-type="float">
            <text:p><text:s/>29,4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669.9932977778" calcext:value-type="float">
            <text:p><text:s/>51,67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5461.492504444" calcext:value-type="float">
            <text:p><text:s/>345,46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655.18462" calcext:value-type="float">
            <text:p><text:s/>35,6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96541.44029111" calcext:value-type="float">
            <text:p><text:s/>1,596,5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9267.130202222" calcext:value-type="float">
            <text:p><text:s/>589,2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2026.3088955556" calcext:value-type="float">
            <text:p>( 12,026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37845.506806667" calcext:value-type="float">
            <text:p>( 437,846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94257.132768889" calcext:value-type="float">
            <text:p><text:s/>694,25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6101.278968889" calcext:value-type="float">
            <text:p><text:s/>286,10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6915.8983511111" calcext:value-type="float">
            <text:p><text:s/>26,9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0225.027466667" calcext:value-type="float">
            <text:p><text:s/>220,22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7975.3478355556" calcext:value-type="float">
            <text:p><text:s/>77,9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34009.243546667" calcext:value-type="float">
            <text:p><text:s/>334,0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0715.749771111" calcext:value-type="float">
            <text:p><text:s/>410,7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6792.323515556" calcext:value-type="float">
            <text:p><text:s/>216,7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3923.426255556" calcext:value-type="float">
            <text:p><text:s/>193,9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5934.3644333333" calcext:value-type="float">
            <text:p>( 45,934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60954.6530577778" calcext:value-type="float">
            <text:p>( 60,955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40669.76569333" calcext:value-type="float">
            <text:p><text:s/>1,140,67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58772.85522" calcext:value-type="float">
            <text:p><text:s/>1,058,7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1896.9104733333" calcext:value-type="float">
            <text:p><text:s/>81,8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6757.1177377778" calcext:value-type="float">
            <text:p>( 46,757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9913.348975556" calcext:value-type="float">
            <text:p><text:s/>379,91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16533.295806667" calcext:value-type="float">
            <text:p><text:s/>116,5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35060.57058889" calcext:value-type="float">
            <text:p><text:s/>1,135,06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4051.767691111" calcext:value-type="float">
            <text:p><text:s/>674,05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2162.936208889" calcext:value-type="float">
            <text:p><text:s/>142,1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844.9562244444" calcext:value-type="float">
            <text:p><text:s/>21,8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9188.5295377778" calcext:value-type="float">
            <text:p><text:s/>59,1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6698.61426" calcext:value-type="float">
            <text:p><text:s/>156,6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083.8424666667" calcext:value-type="float">
            <text:p><text:s/>46,0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314.0402866667" calcext:value-type="float">
            <text:p><text:s/>39,31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314.0402866667" calcext:value-type="float">
            <text:p><text:s/>39,31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4828.244028889" calcext:value-type="float">
            <text:p><text:s/>204,82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9979.360315556" calcext:value-type="float">
            <text:p><text:s/>109,97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4848.8837133333" calcext:value-type="float">
            <text:p><text:s/>94,8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75062.84916889" calcext:value-type="float">
            <text:p><text:s/>3,075,0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9166.091615556" calcext:value-type="float">
            <text:p><text:s/>419,16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2886.62388" calcext:value-type="float">
            <text:p><text:s/>172,88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924.7059955556" calcext:value-type="float">
            <text:p><text:s/>51,92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810.6831555556" calcext:value-type="float">
            <text:p><text:s/>52,8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8920.0842488889" calcext:value-type="float">
            <text:p><text:s/>98,9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4603.6100888889" calcext:value-type="float">
            <text:p><text:s/>94,6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998.4561733333" calcext:value-type="float">
            <text:p><text:s/>36,9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0724.442564445" calcext:value-type="float">
            <text:p><text:s/>510,7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6092.160835556" calcext:value-type="float">
            <text:p><text:s/>366,0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270935.99061111" calcext:value-type="float">
            <text:p><text:s/>1,270,93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106675.83560667" calcext:value-type="float">
            <text:p><text:s/>3,106,6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8415805.2" calcext:value-type="float">
            <text:p><text:s/>38,415,805 <text:s/></text:p>
          </table:table-cell>
          <table:table-cell table:style-name="ce42" office:value-type="float" office:value="8942251.715" calcext:value-type="float">
            <text:p><text:s/>8,942,2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8415805.2" calcext:value-type="float">
            <text:p><text:s/>38,415,805 <text:s/></text:p>
          </table:table-cell>
          <table:table-cell table:style-name="ce42" office:value-type="float" office:value="8942251.715" calcext:value-type="float">
            <text:p><text:s/>8,942,2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8年(西元1999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73176" calcext:value-type="float">
            <text:p><text:s/>73,17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204997.76659422" calcext:value-type="float">
            <text:p><text:s/>2,204,998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514168.679428" calcext:value-type="float">
            <text:p><text:s/>92,514,169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18379.1945921" calcext:value-type="float">
            <text:p><text:s/>2,518,379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95481.46666667" calcext:value-type="float">
            <text:p><text:s/>4,395,481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68854.22222222" calcext:value-type="float">
            <text:p><text:s/>1,868,854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6820.473020461" calcext:value-type="float">
            <text:p><text:s/>896,820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3176" calcext:value-type="float">
            <text:p><text:s/>73,17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5039631.0895208" calcext:value-type="float">
            <text:p><text:s/>85,039,631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37720.22576778" calcext:value-type="float">
            <text:p><text:s/>8,337,720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47130.645014893" calcext:value-type="float">
            <text:p><text:s/>647,131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157121.6871435" calcext:value-type="float">
            <text:p><text:s/>89,157,122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52973.23555556" calcext:value-type="float">
            <text:p><text:s/>4,252,973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07348.15491111" calcext:value-type="float">
            <text:p><text:s/>3,507,348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101740" calcext:value-type="float">
            <text:p><text:s/>41,101,740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532188.2807507" calcext:value-type="float">
            <text:p><text:s/>35,532,188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444.140444444" calcext:value-type="float">
            <text:p><text:s/>169,444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593427.87548168" calcext:value-type="float">
            <text:p><text:s/>4,593,428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461906.0885156" calcext:value-type="float">
            <text:p><text:s/>71,461,906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754664.3193547" calcext:value-type="float">
            <text:p><text:s/>64,754,664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707241.76916089" calcext:value-type="float">
            <text:p><text:s/>6,707,242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93753.90386574" calcext:value-type="float">
            <text:p><text:s/>5,193,754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7.18393777778" calcext:value-type="float">
            <text:p><text:s/>1,317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0328.77724" calcext:value-type="float">
            <text:p><text:s/>500,329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7676.572666667" calcext:value-type="float">
            <text:p><text:s/>437,677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74.35937444444" calcext:value-type="float">
            <text:p><text:s/>5,374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84658.59701685" calcext:value-type="float">
            <text:p><text:s/>3,084,659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7200.403211111" calcext:value-type="float">
            <text:p><text:s/>637,200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4420.082222222" calcext:value-type="float">
            <text:p><text:s/>454,420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171.58116" calcext:value-type="float">
            <text:p><text:s/>33,172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9606.3470366667" calcext:value-type="float">
            <text:p><text:s/>39,606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28677.483616218" calcext:value-type="float">
            <text:p><text:s/>828,677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3176" calcext:value-type="float">
            <text:p><text:s/>73,17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2337133.2326283" calcext:value-type="float">
            <text:p><text:s/>52,337,133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3176" calcext:value-type="float">
            <text:p><text:s/>73,17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3683433.6408801" calcext:value-type="float">
            <text:p><text:s/>43,683,434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677980.1578835" calcext:value-type="float">
            <text:p><text:s/>20,677,980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833.9805766667" calcext:value-type="float">
            <text:p><text:s/>69,834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9498.817407456" calcext:value-type="float">
            <text:p><text:s/>829,499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20591.36711881" calcext:value-type="float">
            <text:p><text:s/>2,420,591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187.8881944444" calcext:value-type="float">
            <text:p><text:s/>89,188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099.4810344445" calcext:value-type="float">
            <text:p><text:s/>64,099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69107.30671146" calcext:value-type="float">
            <text:p><text:s/>1,369,107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654.22761" calcext:value-type="float">
            <text:p><text:s/>43,654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76956.83360447" calcext:value-type="float">
            <text:p><text:s/>5,076,957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04837.05170687" calcext:value-type="float">
            <text:p><text:s/>3,204,837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65157.09311683" calcext:value-type="float">
            <text:p>( 1,365,157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700284.64409004" calcext:value-type="float">
            <text:p>( 1,700,285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7327.05850532" calcext:value-type="float">
            <text:p><text:s/>1,157,327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6876.825041169" calcext:value-type="float">
            <text:p><text:s/>686,877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7915.8983511111" calcext:value-type="float">
            <text:p><text:s/>27,916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9497.346407778" calcext:value-type="float">
            <text:p><text:s/>439,497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604.803918889" calcext:value-type="float">
            <text:p><text:s/>134,605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675304.262521111" calcext:value-type="float">
            <text:p><text:s/>675,304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31387.15607" calcext:value-type="float">
            <text:p><text:s/>2,831,387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8312.97665222" calcext:value-type="float">
            <text:p><text:s/>1,928,313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3074.179417778" calcext:value-type="float">
            <text:p><text:s/>903,074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56586.715355556" calcext:value-type="float">
            <text:p>( 156,587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130170.777531111" calcext:value-type="float">
            <text:p>( 130,171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19029.51435889" calcext:value-type="float">
            <text:p><text:s/>3,519,030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14725.05558333" calcext:value-type="float">
            <text:p><text:s/>3,314,725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4304.458775556" calcext:value-type="float">
            <text:p><text:s/>204,304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6809.1177377778" calcext:value-type="float">
            <text:p>( 46,809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6509.883154444" calcext:value-type="float">
            <text:p><text:s/>536,510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38279.717298889" calcext:value-type="float">
            <text:p><text:s/>138,280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14452.13902123" calcext:value-type="float">
            <text:p><text:s/>1,414,452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4051.767691111" calcext:value-type="float">
            <text:p><text:s/>674,052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6744.65618" calcext:value-type="float">
            <text:p><text:s/>216,745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844.9562244444" calcext:value-type="float">
            <text:p><text:s/>21,845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9305.870697778" calcext:value-type="float">
            <text:p><text:s/>259,306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3884.630958925" calcext:value-type="float">
            <text:p><text:s/>273,885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4205.318813333" calcext:value-type="float">
            <text:p><text:s/>254,205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02719.4169311" calcext:value-type="float">
            <text:p><text:s/>12,302,719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0637.666666667" calcext:value-type="float">
            <text:p><text:s/>390,638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00003.8433111" calcext:value-type="float">
            <text:p><text:s/>11,400,004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010.17362" calcext:value-type="float">
            <text:p><text:s/>87,010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5067.733333333" calcext:value-type="float">
            <text:p><text:s/>425,068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3360.200872222" calcext:value-type="float">
            <text:p><text:s/>933,360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2881.850492222" calcext:value-type="float">
            <text:p><text:s/>112,882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20478.35038" calcext:value-type="float">
            <text:p><text:s/>820,478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195.28" calcext:value-type="float">
            <text:p><text:s/>2,1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42010.98537222" calcext:value-type="float">
            <text:p><text:s/>4,242,011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9166.091615556" calcext:value-type="float">
            <text:p><text:s/>419,166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2736.426156667" calcext:value-type="float">
            <text:p><text:s/>632,736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951.4189977778" calcext:value-type="float">
            <text:p><text:s/>56,951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886.2970288889" calcext:value-type="float">
            <text:p><text:s/>59,886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767.017582222" calcext:value-type="float">
            <text:p><text:s/>100,767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845.343422222" calcext:value-type="float">
            <text:p><text:s/>100,845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998.4561733333" calcext:value-type="float">
            <text:p><text:s/>36,998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0724.442564445" calcext:value-type="float">
            <text:p><text:s/>510,724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195.28" calcext:value-type="float">
            <text:p><text:s/>2,1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87888.044885556" calcext:value-type="float">
            <text:p><text:s/>887,888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36047.44694556" calcext:value-type="float">
            <text:p><text:s/>1,436,047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0980.72" calcext:value-type="float">
            <text:p><text:s/>70,98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527362.87982111" calcext:value-type="float">
            <text:p><text:s/>5,527,363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53699.59174815" calcext:value-type="float">
            <text:p><text:s/>8,653,700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53699.59174815" calcext:value-type="float">
            <text:p><text:s/>8,653,700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692606.53333333" calcext:value-type="float">
            <text:p>( 4,692,607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473337.531983" calcext:value-type="float">
            <text:p><text:s/>169,473,338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7826346.532" calcext:value-type="float">
            <text:p><text:s/>147,826,347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0924" calcext:value-type="float">
            <text:p><text:s/>530,924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116066.999983" calcext:value-type="float">
            <text:p><text:s/>21,116,067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